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AEB03D6432C48F5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Lucida Grande" svg:font-family="'Lucida Grande', Verdana, Lucida, Helvetica, Arial, sans-serif"/>
    <style:font-face style:name="StarSymbol" svg:font-family="Star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6.7944in" fo:margin-left="0in" fo:margin-right="-0.1021in" table:align="margins"/>
    </style:style>
    <style:style style:name="Таблица10.A" style:family="table-column">
      <style:table-column-properties style:column-width="1.4403in" style:rel-column-width="13892*"/>
    </style:style>
    <style:style style:name="Таблица10.B" style:family="table-column">
      <style:table-column-properties style:column-width="0.0403in" style:rel-column-width="388*"/>
    </style:style>
    <style:style style:name="Таблица10.J" style:family="table-column">
      <style:table-column-properties style:column-width="0.3208in" style:rel-column-width="3094*"/>
    </style:style>
    <style:style style:name="Таблица10.K" style:family="table-column">
      <style:table-column-properties style:column-width="4.7118in" style:rel-column-width="45445*"/>
    </style:style>
    <style:style style:name="Таблица10.1" style:family="table-row">
      <style:table-row-properties style:min-row-height="9.7313in"/>
    </style:style>
    <style:style style:name="Таблица10.A1" style:family="table-cell">
      <style:table-cell-properties fo:padding="0in" fo:border="none"/>
    </style:style>
    <style:style style:name="Таблица10.B1" style:family="table-cell">
      <style:table-cell-properties fo:padding="0.0201in" fo:border-left="0.5pt solid #000000" fo:border-right="none" fo:border-top="none" fo:border-bottom="none"/>
    </style:style>
    <style:style style:name="Таблица10.I1" style:family="table-cell">
      <style:table-cell-properties fo:padding="0.0201in" fo:border-left="0.5pt solid #000000" fo:border-right="0.5pt solid #000000" fo:border-top="none" fo:border-bottom="none"/>
    </style:style>
    <style:style style:name="Таблица11" style:family="table">
      <style:table-properties style:width="2.7944in" fo:margin-left="0.0979in" fo:margin-right="1.8194in" table:align="margins"/>
    </style:style>
    <style:style style:name="Таблица11.A" style:family="table-column">
      <style:table-column-properties style:column-width="1.1986in" style:rel-column-width="28114*"/>
    </style:style>
    <style:style style:name="Таблица11.B" style:family="table-column">
      <style:table-column-properties style:column-width="1.5958in" style:rel-column-width="37421*"/>
    </style:style>
    <style:style style:name="Таблица11.A1" style:family="table-cell">
      <style:table-cell-properties fo:padding="0.0382in" fo:border-left="none" fo:border-right="none" fo:border-top="none" fo:border-bottom="0.5pt solid #000000"/>
    </style:style>
    <style:style style:name="Таблица11.B1" style:family="table-cell">
      <style:table-cell-properties fo:padding="0.0382in" fo:border-left="0.5pt solid #000000" fo:border-right="none" fo:border-top="none" fo:border-bottom="0.5pt solid #000000"/>
    </style:style>
    <style:style style:name="Таблица11.A2" style:family="table-cell">
      <style:table-cell-properties fo:padding="0.0382in" fo:border="none"/>
    </style:style>
    <style:style style:name="Таблица11.B2" style:family="table-cell">
      <style:table-cell-properties fo:padding="0.0382in" fo:border-left="0.5pt solid #000000" fo:border-right="none" fo:border-top="none" fo:border-bottom="none"/>
    </style:style>
    <style:style style:name="Bits112" style:family="table">
      <style:table-properties style:width="6.6903in" table:align="left" style:shadow="none" style:may-break-between-rows="false"/>
    </style:style>
    <style:style style:name="Bits112.A" style:family="table-column">
      <style:table-column-properties style:column-width="0.2382in"/>
    </style:style>
    <style:style style:name="Bits112.B" style:family="table-column">
      <style:table-column-properties style:column-width="0.2389in"/>
    </style:style>
    <style:style style:name="Bits112.F" style:family="table-column">
      <style:table-column-properties style:column-width="0.2396in"/>
    </style:style>
    <style:style style:name="Bits112.R" style:family="table-column">
      <style:table-column-properties style:column-width="0.1854in"/>
    </style:style>
    <style:style style:name="Bits112.S" style:family="table-column">
      <style:table-column-properties style:column-width="0.2917in"/>
    </style:style>
    <style:style style:name="Bits112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Bits112.A2" style:family="table-cell">
      <style:table-cell-properties fo:padding-left="0in" fo:padding-right="0in" fo:padding-top="0.0403in" fo:padding-bottom="0.0403in" fo:border-left="0.05pt solid #000000" fo:border-right="none" fo:border-top="none" fo:border-bottom="0.05pt solid #000000"/>
    </style:style>
    <style:style style:name="Bits112.Z2" style:family="table-cell">
      <style:table-cell-properties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1" style:family="table">
      <style:table-properties style:width="6.6924in" table:align="margins" style:shadow="none" style:may-break-between-rows="false"/>
    </style:style>
    <style:style style:name="Table1.A" style:family="table-column">
      <style:table-column-properties style:column-width="0.2306in" style:rel-column-width="332*"/>
    </style:style>
    <style:style style:name="Table1.D" style:family="table-column">
      <style:table-column-properties style:column-width="0.2313in" style:rel-column-width="333*"/>
    </style:style>
    <style:style style:name="Table1.U" style:family="table-column">
      <style:table-column-properties style:column-width="0.1986in" style:rel-column-width="286*"/>
    </style:style>
    <style:style style:name="Table1.V" style:family="table-column">
      <style:table-column-properties style:column-width="0.3125in" style:rel-column-width="450*"/>
    </style:style>
    <style:style style:name="Table1.W" style:family="table-column">
      <style:table-column-properties style:column-width="0.1861in" style:rel-column-width="268*"/>
    </style:style>
    <style:style style:name="Table1.X" style:family="table-column">
      <style:table-column-properties style:column-width="0.2528in" style:rel-column-width="364*"/>
    </style:style>
    <style:style style:name="Table1.Y" style:family="table-column">
      <style:table-column-properties style:column-width="0.2035in" style:rel-column-width="293*"/>
    </style:style>
    <style:style style:name="Table1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1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Y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2" style:family="table">
      <style:table-properties style:width="6.6813in" table:align="left" style:shadow="none" style:may-break-between-rows="false"/>
    </style:style>
    <style:style style:name="Table2.A" style:family="table-column">
      <style:table-column-properties style:column-width="0.2514in"/>
    </style:style>
    <style:style style:name="Table2.B" style:family="table-column">
      <style:table-column-properties style:column-width="0.2472in"/>
    </style:style>
    <style:style style:name="Table2.M" style:family="table-column">
      <style:table-column-properties style:column-width="0.2139in"/>
    </style:style>
    <style:style style:name="Table2.N" style:family="table-column">
      <style:table-column-properties style:column-width="0.1931in"/>
    </style:style>
    <style:style style:name="Table2.O" style:family="table-column">
      <style:table-column-properties style:column-width="0.3125in"/>
    </style:style>
    <style:style style:name="Table2.Q" style:family="table-column">
      <style:table-column-properties style:column-width="0.1861in"/>
    </style:style>
    <style:style style:name="Table2.R" style:family="table-column">
      <style:table-column-properties style:column-width="0.2458in"/>
    </style:style>
    <style:style style:name="Table2.S" style:family="table-column">
      <style:table-column-properties style:column-width="0.1264in"/>
    </style:style>
    <style:style style:name="Table2.T" style:family="table-column">
      <style:table-column-properties style:column-width="0.2528in"/>
    </style:style>
    <style:style style:name="Table2.W" style:family="table-column">
      <style:table-column-properties style:column-width="0.1938in"/>
    </style:style>
    <style:style style:name="Table2.X" style:family="table-column">
      <style:table-column-properties style:column-width="0.3049in"/>
    </style:style>
    <style:style style:name="Table2.a" style:family="table-column">
      <style:table-column-properties style:column-width="0.3646in"/>
    </style:style>
    <style:style style:name="Table2.A1" style:family="table-cell">
      <style:table-cell-properties fo:background-color="transparent" fo:padding-left="0in" fo:padding-right="0in" fo:padding-top="0.0403in" fo:padding-bottom="0.0403in" fo:border-left="none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C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D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E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F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G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H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I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J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K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L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M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N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O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P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Q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R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S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T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U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V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W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X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Y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Z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2.a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 style:shadow="none" style:may-break-between-rows="false"/>
    </style:style>
    <style:style style:name="Table3.A" style:family="table-column">
      <style:table-column-properties style:column-width="0.3125in" style:rel-column-width="450*"/>
    </style:style>
    <style:style style:name="Table3.C" style:family="table-column">
      <style:table-column-properties style:column-width="0.1264in" style:rel-column-width="182*"/>
    </style:style>
    <style:style style:name="Table3.D" style:family="table-column">
      <style:table-column-properties style:column-width="0.1861in" style:rel-column-width="268*"/>
    </style:style>
    <style:style style:name="Table3.E" style:family="table-column">
      <style:table-column-properties style:column-width="0.2569in" style:rel-column-width="370*"/>
    </style:style>
    <style:style style:name="Table3.F" style:family="table-column">
      <style:table-column-properties style:column-width="0.3083in" style:rel-column-width="444*"/>
    </style:style>
    <style:style style:name="Table3.G" style:family="table-column">
      <style:table-column-properties style:column-width="0.1701in" style:rel-column-width="245*"/>
    </style:style>
    <style:style style:name="Table3.H" style:family="table-column">
      <style:table-column-properties style:column-width="0.2389in" style:rel-column-width="344*"/>
    </style:style>
    <style:style style:name="Table3.N" style:family="table-column">
      <style:table-column-properties style:column-width="0.2042in" style:rel-column-width="294*"/>
    </style:style>
    <style:style style:name="Table3.P" style:family="table-column">
      <style:table-column-properties style:column-width="0.3264in" style:rel-column-width="470*"/>
    </style:style>
    <style:style style:name="Table3.Q" style:family="table-column">
      <style:table-column-properties style:column-width="0.3653in" style:rel-column-width="526*"/>
    </style:style>
    <style:style style:name="Table3.S" style:family="table-column">
      <style:table-column-properties style:column-width="0.2458in" style:rel-column-width="354*"/>
    </style:style>
    <style:style style:name="Table3.T" style:family="table-column">
      <style:table-column-properties style:column-width="0.159in" style:rel-column-width="229*"/>
    </style:style>
    <style:style style:name="Table3.W" style:family="table-column">
      <style:table-column-properties style:column-width="0.2396in" style:rel-column-width="345*"/>
    </style:style>
    <style:style style:name="Table3.a" style:family="table-column">
      <style:table-column-properties style:column-width="0.1625in" style:rel-column-width="234*"/>
    </style:style>
    <style:style style:name="Table3.b" style:family="table-column">
      <style:table-column-properties style:column-width="0.316in" style:rel-column-width="455*"/>
    </style:style>
    <style:style style:name="Table3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3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3.R3" style:family="table-cell">
      <style:table-cell-properties style:vertical-align="middle" fo:padding="0.0403in" fo:border-left="0.05pt solid #000000" fo:border-right="none" fo:border-top="none" fo:border-bottom="none"/>
    </style:style>
    <style:style style:name="Microbits" style:family="table">
      <style:table-properties style:width="6.6924in" table:align="margins" style:shadow="none"/>
    </style:style>
    <style:style style:name="Microbits.A" style:family="table-column">
      <style:table-column-properties style:column-width="0.6861in" style:rel-column-width="988*"/>
    </style:style>
    <style:style style:name="Microbits.B" style:family="table-column">
      <style:table-column-properties style:column-width="0.6854in" style:rel-column-width="987*"/>
    </style:style>
    <style:style style:name="Microbits.C" style:family="table-column">
      <style:table-column-properties style:column-width="0.5646in" style:rel-column-width="813*"/>
    </style:style>
    <style:style style:name="Microbits.D" style:family="table-column">
      <style:table-column-properties style:column-width="4.7563in" style:rel-column-width="6849*"/>
    </style:style>
    <style:style style:name="Microbits.A1" style:family="table-cell">
      <style:table-cell-properties fo:padding="0.0382in" fo:border-left="0.05pt solid #000000" fo:border-right="none" fo:border-top="0.05pt solid #000000" fo:border-bottom="0.05pt solid #000000"/>
    </style:style>
    <style:style style:name="Microbits.D1" style:family="table-cell">
      <style:table-cell-properties fo:padding="0.0382in" fo:border="0.05pt solid #000000"/>
    </style:style>
    <style:style style:name="Microbits.2" style:family="table-row">
      <style:table-row-properties fo:keep-together="always"/>
    </style:style>
    <style:style style:name="Microbits.A2" style:family="table-cell">
      <style:table-cell-properties fo:padding="0.0382in" fo:border-left="0.05pt solid #000000" fo:border-right="none" fo:border-top="none" fo:border-bottom="0.05pt solid #000000"/>
    </style:style>
    <style:style style:name="Microbit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 Black" fo:font-size="16pt" style:font-size-asian="16pt" style:font-size-complex="16pt"/>
    </style:style>
    <style:style style:name="P3" style:family="paragraph" style:parent-style-name="Table_20_Heading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margin-left="0.9846in" fo:margin-right="0in" fo:text-indent="0in" style:auto-text-indent="false"/>
    </style:style>
    <style:style style:name="P10" style:family="paragraph" style:parent-style-name="Text_20_body">
      <style:paragraph-properties fo:margin-left="1.4772in" fo:margin-right="0in" fo:text-indent="0in" style:auto-text-indent="false"/>
    </style:style>
    <style:style style:name="P11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paragraph-rsid="001c80d4"/>
    </style:style>
    <style:style style:name="P13" style:family="paragraph" style:parent-style-name="Standard">
      <style:paragraph-properties fo:text-align="center" style:justify-single-word="false"/>
      <style:text-properties fo:font-size="9pt" officeooo:rsid="001c80d4" officeooo:paragraph-rsid="001c80d4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officeooo:rsid="001c80d4" officeooo:paragraph-rsid="001c879d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officeooo:rsid="001c80d4" officeooo:paragraph-rsid="001d7cdb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rsid="001c80d4" officeooo:paragraph-rsid="001f48ae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officeooo:rsid="001c80d4" officeooo:paragraph-rsid="001fdb00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fo:font-size="9pt" officeooo:rsid="0020f98b" officeooo:paragraph-rsid="00255c1b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9pt" officeooo:rsid="00255c1b" officeooo:paragraph-rsid="00255c1b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fo:font-size="9pt" officeooo:rsid="0026fbb7" officeooo:paragraph-rsid="0028dcb3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fo:font-size="9pt" officeooo:rsid="0026fbb7" officeooo:paragraph-rsid="00293630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fo:font-size="9pt" officeooo:rsid="0029aaae" officeooo:paragraph-rsid="0029aaae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fo:font-size="9pt" officeooo:rsid="0029aaae" officeooo:paragraph-rsid="0029eccf" style:font-size-asian="9pt" style:font-size-complex="9pt"/>
    </style:style>
    <style:style style:name="P26" style:family="paragraph" style:parent-style-name="Standard">
      <style:paragraph-properties fo:text-align="center" style:justify-single-word="false"/>
      <style:text-properties fo:font-size="9pt" officeooo:rsid="002af319" officeooo:paragraph-rsid="002af319" style:font-size-asian="9pt" style:font-size-complex="9pt"/>
    </style:style>
    <style:style style:name="P27" style:family="paragraph" style:parent-style-name="Standard">
      <style:paragraph-properties fo:text-align="center" style:justify-single-word="false"/>
      <style:text-properties fo:font-size="9pt" officeooo:rsid="002af319" officeooo:paragraph-rsid="002bad53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font-size="9pt" officeooo:rsid="0034d55f" officeooo:paragraph-rsid="0034d55f" style:font-size-asian="9pt" style:font-size-complex="9pt"/>
    </style:style>
    <style:style style:name="P29" style:family="paragraph" style:parent-style-name="Standard">
      <style:paragraph-properties fo:text-align="center" style:justify-single-word="false"/>
      <style:text-properties fo:font-size="11pt" officeooo:rsid="0036851c" officeooo:paragraph-rsid="0036851c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officeooo:rsid="001c80d4" officeooo:paragraph-rsid="0036851c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size="11pt" officeooo:rsid="001c80d4" officeooo:paragraph-rsid="001c879d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officeooo:rsid="0020f98b" officeooo:paragraph-rsid="0036851c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1pt" officeooo:rsid="00255c1b" officeooo:paragraph-rsid="0036851c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fo:font-size="11pt" officeooo:rsid="002af319" officeooo:paragraph-rsid="004855a7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fo:font-size="11pt" officeooo:rsid="002af319" officeooo:paragraph-rsid="0046984e" style:font-size-asian="11pt" style:font-size-complex="11pt"/>
    </style:style>
    <style:style style:name="P36" style:family="paragraph" style:parent-style-name="Standard">
      <style:paragraph-properties fo:text-align="center" style:justify-single-word="false"/>
      <style:text-properties fo:font-size="11pt" officeooo:rsid="002af319" officeooo:paragraph-rsid="00444bb9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fo:font-size="11pt" officeooo:rsid="0026fbb7" officeooo:paragraph-rsid="003e83f4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fo:font-size="11pt" officeooo:rsid="0026fbb7" officeooo:paragraph-rsid="003facb4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fo:font-size="11pt" officeooo:rsid="0026fbb7" officeooo:paragraph-rsid="003fc36f" style:font-size-asian="11pt" style:font-size-complex="11pt"/>
    </style:style>
    <style:style style:name="P40" style:family="paragraph" style:parent-style-name="Standard">
      <style:paragraph-properties fo:text-align="center" style:justify-single-word="false"/>
      <style:text-properties fo:font-size="11pt" officeooo:rsid="0026fbb7" officeooo:paragraph-rsid="00411f07" style:font-size-asian="11pt" style:font-size-complex="11pt"/>
    </style:style>
    <style:style style:name="P41" style:family="paragraph" style:parent-style-name="Standard">
      <style:paragraph-properties fo:text-align="center" style:justify-single-word="false"/>
      <style:text-properties fo:font-size="11pt" officeooo:rsid="0026fbb7" officeooo:paragraph-rsid="004307cf" style:font-size-asian="11pt" style:font-size-complex="11pt"/>
    </style:style>
    <style:style style:name="P42" style:family="paragraph" style:parent-style-name="Standard">
      <style:paragraph-properties fo:text-align="center" style:justify-single-word="false"/>
      <style:text-properties fo:font-size="11pt" officeooo:rsid="0029aaae" officeooo:paragraph-rsid="004307cf" style:font-size-asian="11pt" style:font-size-complex="11pt"/>
    </style:style>
    <style:style style:name="P43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style:text-underline-style="none" fo:font-weight="normal" officeooo:rsid="0018dcf5" officeooo:paragraph-rsid="0018dcf5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style:text-underline-style="none" fo:font-weight="normal" officeooo:rsid="0018dcf5" officeooo:paragraph-rsid="0019251c" style:font-style-asian="normal" style:font-weight-asian="normal" style:font-style-complex="normal" style:font-weight-complex="normal"/>
    </style:style>
    <style:style style:name="P48" style:family="paragraph" style:parent-style-name="Text_20_body" style:list-style-name="L2"/>
    <style:style style:name="P49" style:family="paragraph" style:parent-style-name="Text_20_body">
      <style:text-properties officeooo:paragraph-rsid="001a1e6e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fo:font-size="16pt" fo:font-weight="normal" officeooo:paragraph-rsid="0018dcf5" style:font-size-asian="16pt" style:font-weight-asian="normal" style:font-size-complex="16pt" style:font-weight-complex="normal"/>
    </style:style>
    <style:style style:name="P51" style:family="paragraph" style:parent-style-name="Text_20_body">
      <style:paragraph-properties fo:margin-top="0in" fo:margin-bottom="0in" loext:contextual-spacing="false"/>
    </style:style>
    <style:style style:name="P52" style:family="paragraph" style:parent-style-name="Text_20_body">
      <style:paragraph-properties fo:margin-top="0in" fo:margin-bottom="0in" loext:contextual-spacing="false"/>
      <style:text-properties fo:font-style="normal" style:text-underline-style="none" fo:font-weight="normal" officeooo:paragraph-rsid="0019251c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margin-top="0in" fo:margin-bottom="0in" loext:contextual-spacing="false"/>
      <style:text-properties style:font-name="Andale Mono" fo:font-size="9pt" fo:font-style="normal" style:text-underline-style="none" fo:font-weight="normal" officeooo:rsid="0019251c" officeooo:paragraph-rsid="0019251c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1b752c" officeooo:paragraph-rsid="001b752c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paragraph-rsid="001c80d4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1c879d" officeooo:paragraph-rsid="001c879d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1d4c16" officeooo:paragraph-rsid="001d4c16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fo:font-weight="bold" officeooo:rsid="00353b51" officeooo:paragraph-rsid="00353b51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officeooo:rsid="00353b51" officeooo:paragraph-rsid="00353b51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officeooo:rsid="0036851c" officeooo:paragraph-rsid="0036851c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officeooo:rsid="003864af" officeooo:paragraph-rsid="003864af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officeooo:rsid="0039efe4" officeooo:paragraph-rsid="0039efe4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officeooo:rsid="0039fe21" officeooo:paragraph-rsid="0039fe21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officeooo:rsid="003d0ba6" officeooo:paragraph-rsid="003d0ba6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officeooo:rsid="003e83f4" officeooo:paragraph-rsid="003e83f4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officeooo:rsid="003facb4" officeooo:paragraph-rsid="003facb4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officeooo:rsid="003fc36f" officeooo:paragraph-rsid="003fc36f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officeooo:rsid="00411f07" officeooo:paragraph-rsid="00411f07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officeooo:rsid="004307cf" officeooo:paragraph-rsid="004307cf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officeooo:rsid="00444bb9" officeooo:paragraph-rsid="00444bb9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officeooo:rsid="00455cf0" officeooo:paragraph-rsid="00455cf0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officeooo:rsid="0046984e" officeooo:paragraph-rsid="0046984e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officeooo:rsid="004855a7" officeooo:paragraph-rsid="004855a7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officeooo:rsid="004ac891" officeooo:paragraph-rsid="004ac891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officeooo:rsid="004ac891" officeooo:paragraph-rsid="004e34dc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officeooo:rsid="004ac891" officeooo:paragraph-rsid="004fb1d6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officeooo:rsid="004ac891" officeooo:paragraph-rsid="0050842c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officeooo:rsid="004ac891" officeooo:paragraph-rsid="005178d0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officeooo:rsid="004ac891" officeooo:paragraph-rsid="0054fca5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officeooo:rsid="004c7435" officeooo:paragraph-rsid="004c7435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officeooo:rsid="004c7435" officeooo:paragraph-rsid="0054fca5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officeooo:rsid="004c7435" officeooo:paragraph-rsid="005561c6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officeooo:rsid="004c7435" officeooo:paragraph-rsid="00559586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officeooo:rsid="004c7435" officeooo:paragraph-rsid="005678a5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officeooo:rsid="004c7435" officeooo:paragraph-rsid="005951bc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officeooo:rsid="004c7435" officeooo:paragraph-rsid="005a40a1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officeooo:rsid="004c7435" officeooo:paragraph-rsid="005a5a07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officeooo:rsid="004c7435" officeooo:paragraph-rsid="005af182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officeooo:rsid="004c7435" officeooo:paragraph-rsid="005b2121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officeooo:rsid="004c7435" officeooo:paragraph-rsid="005cc21b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officeooo:rsid="004c7435" officeooo:paragraph-rsid="005e8677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officeooo:rsid="004c7435" officeooo:paragraph-rsid="00610dd2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officeooo:rsid="004c7435" officeooo:paragraph-rsid="00618b74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officeooo:rsid="004c7435" officeooo:paragraph-rsid="0062cb89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officeooo:rsid="004cd9ad" officeooo:paragraph-rsid="004cd9ad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officeooo:rsid="00519dfa" officeooo:paragraph-rsid="00519dfa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officeooo:rsid="00536070" officeooo:paragraph-rsid="00536070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fo:font-size="11pt" officeooo:rsid="00353b51" officeooo:paragraph-rsid="00353b51" style:font-size-asian="11pt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fo:font-size="11pt" officeooo:rsid="00455cf0" officeooo:paragraph-rsid="00455cf0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fo:font-size="11pt" officeooo:rsid="004307cf" officeooo:paragraph-rsid="004307cf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fo:font-size="11pt" officeooo:rsid="0026fbb7" officeooo:paragraph-rsid="003d0ba6" style:font-size-asian="11pt" style:font-size-complex="11pt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1">
      <style:paragraph-properties fo:break-before="page"/>
      <style:text-properties officeooo:paragraph-rsid="001a1e6e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T3" style:family="text">
      <style:text-properties officeooo:rsid="0018dcf5"/>
    </style:style>
    <style:style style:name="T4" style:family="text">
      <style:text-properties officeooo:rsid="0019251c"/>
    </style:style>
    <style:style style:name="T5" style:family="text">
      <style:text-properties style:font-name="Andale Mono" fo:font-size="9pt" officeooo:rsid="0019251c" style:font-size-asian="9pt" style:font-size-complex="9pt"/>
    </style:style>
    <style:style style:name="T6" style:family="text">
      <style:text-properties officeooo:rsid="001a1e6e"/>
    </style:style>
    <style:style style:name="T7" style:family="text">
      <style:text-properties officeooo:rsid="00444bb9"/>
    </style:style>
    <style:style style:name="T8" style:family="text">
      <style:text-properties officeooo:rsid="004e34dc"/>
    </style:style>
    <style:style style:name="T9" style:family="text">
      <style:text-properties officeooo:rsid="004fb1d6"/>
    </style:style>
    <style:style style:name="T10" style:family="text">
      <style:text-properties officeooo:rsid="0050842c"/>
    </style:style>
    <style:style style:name="T11" style:family="text">
      <style:text-properties officeooo:rsid="005178d0"/>
    </style:style>
    <style:style style:name="T12" style:family="text">
      <style:text-properties officeooo:rsid="00519dfa"/>
    </style:style>
    <style:style style:name="T13" style:family="text">
      <style:text-properties officeooo:rsid="0054fca5"/>
    </style:style>
    <style:style style:name="T14" style:family="text">
      <style:text-properties officeooo:rsid="005561c6"/>
    </style:style>
    <style:style style:name="T15" style:family="text">
      <style:text-properties officeooo:rsid="00559586"/>
    </style:style>
    <style:style style:name="T16" style:family="text">
      <style:text-properties officeooo:rsid="005678a5"/>
    </style:style>
    <style:style style:name="T17" style:family="text">
      <style:text-properties officeooo:rsid="005768a3"/>
    </style:style>
    <style:style style:name="T18" style:family="text">
      <style:text-properties officeooo:rsid="005951bc"/>
    </style:style>
    <style:style style:name="T19" style:family="text">
      <style:text-properties officeooo:rsid="005a40a1"/>
    </style:style>
    <style:style style:name="T20" style:family="text">
      <style:text-properties officeooo:rsid="005a5a07"/>
    </style:style>
    <style:style style:name="T21" style:family="text">
      <style:text-properties officeooo:rsid="005a83da"/>
    </style:style>
    <style:style style:name="T22" style:family="text">
      <style:text-properties officeooo:rsid="005af182"/>
    </style:style>
    <style:style style:name="T23" style:family="text">
      <style:text-properties officeooo:rsid="005b2121"/>
    </style:style>
    <style:style style:name="T24" style:family="text">
      <style:text-properties officeooo:rsid="005cc21b"/>
    </style:style>
    <style:style style:name="T25" style:family="text">
      <style:text-properties officeooo:rsid="005e8677"/>
    </style:style>
    <style:style style:name="T26" style:family="text">
      <style:text-properties officeooo:rsid="005fc1b9"/>
    </style:style>
    <style:style style:name="T27" style:family="text">
      <style:text-properties officeooo:rsid="00610dd2"/>
    </style:style>
    <style:style style:name="T28" style:family="text">
      <style:text-properties officeooo:rsid="00618b74"/>
    </style:style>
    <style:style style:name="T29" style:family="text">
      <style:text-properties officeooo:rsid="00623494"/>
    </style:style>
    <style:style style:name="T30" style:family="text">
      <style:text-properties officeooo:rsid="0062cb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0" table:style-name="Таблица10">
        <table:table-column table:style-name="Таблица10.A"/>
        <table:table-column table:style-name="Таблица10.B" table:number-columns-repeated="8"/>
        <table:table-column table:style-name="Таблица10.J"/>
        <table:table-column table:style-name="Таблица10.K"/>
        <table:table-row table:style-name="Таблица10.1">
          <table:table-cell table:style-name="Таблица10.A1" office:value-type="string">
            <text:p text:style-name="P2"><text:s/></text:p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I1" office:value-type="string">
            <text:p text:style-name="Table_20_Contents"/>
          </table:table-cell>
          <table:table-cell table:style-name="Таблица10.A1" office:value-type="string">
            <text:p text:style-name="Table_20_Contents"/>
          </table:table-cell>
          <table:table-cell table:style-name="Таблица10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<text:span text:style-name="T3">Микро-БЭСМ</text:span></text:p>
            <text:p text:style-name="P8"/>
            <text:p text:style-name="P50"><text:span text:style-name="T3">Технический проект</text:span></text:p>
            <text:p text:style-name="P8"/>
            <text:p text:style-name="P8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4">Ревизия</text:p>
                </table:table-cell>
                <table:table-cell table:style-name="Таблица11.B1" office:value-type="string">
                  <text:p text:style-name="P3">Дата</text:p>
                </table:table-cell>
              </table:table-row>
              <table:table-row>
                <table:table-cell table:style-name="Таблица11.A2" office:value-type="string">
                  <text:p text:style-name="P5">A0</text:p>
                </table:table-cell>
                <table:table-cell table:style-name="Таблица11.B2" office:value-type="string">
                  <text:p text:style-name="P5"><text:span text:style-name="T3">7</text:span> <text:span text:style-name="T3">октября</text:span> 201<text:span text:style-name="T3">6</text:span> г.</text:p>
                </table:table-cell>
              </table:table-row>
            </table:table>
            <text:p text:style-name="P6"/>
            <text:p text:style-name="P6"/>
            <text:p text:style-name="P6"/>
            <text:p text:style-name="P6"/>
            <text:p text:style-name="P6">Авторы:</text:p>
            <text:p text:style-name="P9">Сергей Вакуленко</text:p>
            <text:p text:style-name="P9"/>
            <text:p text:style-name="P10"/>
          </table:table-cell>
        </table:table-row>
      </table:table>
      <text:list xml:id="list6548693832599921802" text:style-name="Numbering_20_1">
        <text:list-item>
          <text:h text:style-name="Heading_20_1" text:outline-level="1"><text:soft-page-break/>Назначение</text:h>
        </text:list-item>
      </text:list>
      <text:p text:style-name="P47">Микро-БЭСМ, она же МКБ-8601, она же Ретро-86 - настольный компьютер конца 80-х, совместимый по архитектуре с ЭВМ БЭСМ-6. Он был разработан в конце 80-х в Лаборатории Вычислительной Техники и Автоматизации ОИЯИ в Дубне <text:span text:style-name="T4">под руководством Левчановского Ф.В. и Силина И.Н.</text:span> МКБ-8601 <text:span text:style-name="T4">был</text:span> способ<text:span text:style-name="T4">е</text:span>н выполнять все программы оригинальной БЭСМ-6, от теста АУ/УУ и до фортранного транслятора. Имел собственную ОС, способную интерпретировать экстракоды ОС Дубна и ОС Диспак. Система команд включала команды старой Б6 и собственный оригинальный набор. Процессор был построен на микросхемах серии K1804 (аналог Am2900).</text:p>
      <text:p text:style-name="P46">Настоящий проект ставит задачу повторить микро-БЭСМ на современной элементной базе (FPGA), используя сохранившиеся исходные тексты микрокоманд, тестов и операционной системы.</text:p>
      <text:p text:style-name="P11">Миссия проекта:</text:p>
      <text:list xml:id="list4391151633947001639" text:style-name="L1">
        <text:list-item>
          <text:p text:style-name="P44"><text:span text:style-name="T3">Сохранение исторического наследия советской инженерной школы </text:span>и, <text:span text:style-name="T3">в частности, архитектурной линии БЭСМ-6</text:span>.</text:p>
        </text:list-item>
      </text:list>
      <text:p text:style-name="Text_20_body"><text:span text:style-name="Strong_20_Emphasis"><text:span text:style-name="T1">Требования к проекту:</text:span></text:span></text:p>
      <text:list xml:id="list1139927329812688057" text:style-name="L2">
        <text:list-item>
          <text:p text:style-name="P48"><text:span text:style-name="T2">С</text:span><text:span text:style-name="T1">охранение </text:span><text:span text:style-name="T2">программной</text:span><text:span text:style-name="T1"> совместимости, </text:span><text:span text:style-name="T2">с БЭСМ-6 на уровне системы команд и мониторной системы «Дубна»</text:span><text:span text:style-name="T1">. </text:span></text:p>
        </text:list-item>
        <text:list-item>
          <text:p text:style-name="P45"><text:span text:style-name="T3">Поддержка 64-битного режима процессора как расширения архитектуры БЭСМ-6.</text:span></text:p>
        </text:list-item>
        <text:list-item>
          <text:p text:style-name="P45"><text:span text:style-name="T3">Реализация схемотехнической части на языке Verilog (SystemVerilog) и возможность запуска всей системы на симуляторе, включая операционную систему</text:span>.</text:p>
        </text:list-item>
        <text:list-item>
          <text:p text:style-name="P45"><text:span text:style-name="T3">Возможность запуска на современных широко доступных платах FPGA</text:span>.</text:p>
        </text:list-item>
        <text:list-item>
          <text:p text:style-name="P45">Ценовая доступность компонентов нового БК по цене. Предполагается упор на продажу в виде недорогих комплектов для самостоятельной сборки (конструкторов).</text:p>
        </text:list-item>
        <text:list-item>
          <text:p text:style-name="P45"><text:span text:style-name="T3">Открытые исходные тексты и</text:span> техническая документация;</text:p>
        </text:list-item>
      </text:list>
      <text:p text:style-name="P11"><text:span text:style-name="Strong_20_Emphasis"><text:span text:style-name="T1"/></text:span></text:p>
      <text:list xml:id="list205849084989385" text:continue-list="list6548693832599921802" text:style-name="Numbering_20_1">
        <text:list-item>
          <text:h text:style-name="P104" text:outline-level="1">Блок-схема процессора</text:h>
        </text:list-item>
      </text:list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>════════100═разрядов═════════════Общая═шина═══════════════════</text:span></text:p>
      <text:p text:style-name="P53"><text:s text:c="3"/>▲ <text:s text:c="23"/>▲</text:p>
      <text:p text:style-name="P53"><text:s/>х │8 <text:s text:c="20"/>х │64</text:p>
      <text:p text:style-name="P53"><text:s text:c="3"/>▼ <text:s text:c="23"/>▼</text:p>
      <text:p text:style-name="P53">┌──────┐ <text:s text:c="3"/>┌───────────────────────────────┐ <text:s text:c="3"/>┌────────┐</text:p>
      <text:p text:style-name="P53">│ БОИ <text:s/>│ <text:s text:c="3"/>│ <text:s text:c="12"/>Б О И <text:s text:c="12"/>│ <text:s text:c="3"/>│ <text:s text:c="7"/>│</text:p>
      <text:p text:style-name="P53">│ тег: │ <text:s text:c="3"/>│ <text:s/>RG0 <text:s/>│ <text:s/>RG1 <text:s/>│ <text:s/>RG2 <text:s/>│ <text:s/>RG3 <text:s/>│ <text:s text:c="3"/>│ <text:s/>ППЗУ <text:s/>│</text:p>
      <text:p text:style-name="P53">│1-ком.│ <text:s text:c="3"/>│ <text:s/>физ. │команда│операнд│резуль-│ <text:s text:c="3"/>│ <text:s/>кон- <text:s/>│</text:p>
      <text:p text:style-name="P53">│2-oпep│ <text:s text:c="3"/>│ адрес │ <text:s/>л,п <text:s/>│ <text:s text:c="6"/>│ <text:s/>тат <text:s/>│ <text:s text:c="3"/>│ стант <text:s/>│</text:p>
      <text:p text:style-name="P53">│3-рез.│ <text:s text:c="3"/>└───────────────────────────────┘ <text:s text:c="3"/>└───┬────┘</text:p>
      <text:p text:style-name="P53">└┬───В─┘ <text:s text:c="5"/>▲ С <text:s/>▲ В <text:s text:c="7"/>▲ А <text:s text:c="19"/>│</text:p>
      <text:p text:style-name="P53">С│▲ <text:s/>▲ <text:s/>┌───┐ │64 <text:s/>│64 <text:s text:c="7"/>│64 <text:s text:c="19"/>│64</text:p>
      <text:p text:style-name="P53"><text:s/>││ <text:s/>│ <text:s/>│кэш├─┤ <text:s text:c="3"/>│ <text:s text:c="9"/>▼ <text:s text:c="21"/>▼</text:p>
      <text:p text:style-name="P53"><text:s/>▼▼ <text:s/>│ <text:s/>└───┘ ▼ <text:s/>══════Шина═D═══════════════64═разряда════════</text:p>
      <text:p text:style-name="P53">прер.│ ┌───────┐ ▲ │ <text:s text:c="5"/>│ <text:s text:c="7"/>▲ <text:s text:c="4"/>▲ <text:s text:c="4"/>▲ <text:s text:c="4"/>▲ <text:s text:c="4"/>▲</text:p>
      <text:p text:style-name="P53"><text:s/>по <text:s/>│ │ станд.│ │ │ <text:s text:c="5"/>│64 <text:s text:c="5"/>│32 <text:s text:c="2"/>│64 <text:s text:c="2"/>│64 <text:s text:c="2"/>│7 <text:s text:c="3"/>│7</text:p>
      <text:p text:style-name="P53">тегу │ │команд │ │ │ <text:s text:c="5"/>▼ <text:s text:c="7"/>│ <text:s text:c="4"/>│ <text:s text:c="4"/>│ <text:s text:c="4"/>│ <text:s text:c="4"/>│</text:p>
      <text:p text:style-name="P53"><text:s text:c="5"/>│ └┬─┬──┬─┘ │ │ ┌─────────┐ ┌─┴─┐ ┌─┴─┐ ┌─┴─┐ ┌─┴─┐ ┌─┴─┐</text:p>
      <text:p text:style-name="P53"><text:s text:c="5"/>│ <text:s/>│ │ <text:s/>│ 32│ │ │ <text:s text:c="2"/>МПС <text:s text:c="2"/>│ │OЗY│ │сд-│ │ <text:s text:c="2"/>│ │ <text:s text:c="2"/>│ │ n │</text:p>
      <text:p text:style-name="P53"><text:s text:c="5"/>│ <text:s/>│4│ <text:s/>│ <text:s text:c="2"/>│ │ │ РЗУ:АЛУ │ │moд│ │виг│ │YMH│ │ПЛE│ │ед.│</text:p>
      <text:p text:style-name="P53"><text:s text:c="5"/>│ <text:s/>▼ │ <text:s/>│20 │ │ ├─────┬┬┬┬┘ └───┘ └───┘ └───┘ └───┘ └───┘</text:p>
      <text:p text:style-name="P53"><text:s text:c="5"/>│ <text:s/>ИP│ <text:s/>▼ <text:s text:c="2"/>│ │ │ <text:s text:c="4"/>││││ <text:s text:c="3"/>▲ <text:s text:c="2"/>▲ <text:s text:c="2"/>▲ <text:s text:c="2"/>▲ <text:s text:c="4"/>▲ <text:s text:c="4"/>▲</text:p>
      <text:p text:style-name="P53"><text:s text:c="5"/>│ <text:s text:c="3"/>│ <text:s/>┌───┤ │ │ <text:s text:c="4"/>▼▼▼▼ <text:s text:c="3"/>│ <text:s text:c="2"/>│ <text:s text:c="2"/>│ <text:s text:c="2"/>│ <text:s text:c="4"/>│ <text:s text:c="4"/>│</text:p>
      <text:p text:style-name="P53"><text:s text:c="5"/>│ <text:s text:c="3"/>│ <text:s/>│АК │ │ │ <text:s/>D ┌────┐ <text:s text:c="2"/>│ <text:s text:c="2"/>│ <text:s/>┌┴─┐ │ <text:s text:c="4"/>│ <text:s text:c="4"/>│</text:p>
      <text:p text:style-name="P53"><text:s text:c="5"/>│8 <text:s text:c="2"/>│8 └───┘ │ │ <text:s/>◄─┤CYCC│ <text:s text:c="2"/>│32 │ <text:s/>│ПC│ │64 <text:s text:c="2"/>│64 <text:s text:c="2"/>│32</text:p>
      <text:p text:style-name="P53"><text:s text:c="5"/>│ <text:s text:c="3"/>│ <text:s text:c="7"/>│ │64 <text:s/>└────┘ <text:s text:c="2"/>│ <text:s text:c="2"/>│ <text:s/>└──┘ │ <text:s text:c="4"/>│ <text:s text:c="4"/>│</text:p>
      <text:p text:style-name="P53"><text:s text:c="5"/>│ <text:s text:c="3"/>│ <text:s text:c="7"/>│ │ <text:s text:c="6"/>▲ <text:s text:c="4"/>│ <text:s text:c="2"/>│ <text:s text:c="2"/>▲ <text:s text:c="2"/>│ <text:s text:c="4"/>│ <text:s text:c="4"/>│</text:p>
      <text:p text:style-name="P53"><text:s text:c="5"/>▼ <text:s text:c="3"/>│ <text:s text:c="7"/>▼ ▼ <text:s text:c="6"/>│4 <text:s text:c="3"/>│ <text:s text:c="2"/>│64 │7 <text:s/>│ <text:s text:c="4"/>│ <text:s text:c="4"/>│</text:p>
      <text:p text:style-name="P53">╤═╤════════════Шина═Y═══╤═══╤╧═══╤═╧═64═разряда╧═════╧═════╧══</text:p>
      <text:p text:style-name="P53">│ │ <text:s text:c="2"/>▲ <text:s text:c="2"/>│ <text:s text:c="7"/>▲ <text:s text:c="3"/>│ <text:s text:c="2"/>│ <text:s text:c="3"/>│ <text:s text:c="23"/>▲</text:p>
      <text:p text:style-name="P53">│ │32 │ <text:s text:c="2"/>└────────│────│───│──┐ │ ┌───┐ <text:s text:c="17"/>│</text:p>
      <text:p text:style-name="P53">│ │ <text:s text:c="2"/>│ <text:s text:c="11"/>│ <text:s text:c="3"/>▼8 <text:s/>│5 │ └►│ ШФ├──┬────┐ <text:s text:c="9"/>▼</text:p>
      <text:p text:style-name="P53">│ │ ┌─┴─┐ <text:s text:c="2"/>┌───┐ <text:s/>│ <text:s/>┌───┐ │ <text:s/>│ <text:s text:c="2"/>├───┤ <text:s/>│ <text:s text:c="3"/>▼12 <text:s text:c="3"/>┌──────┐</text:p>
      <text:p text:style-name="P53">│ │ │РГ.│ <text:s text:c="2"/>│ <text:s text:c="2"/>│ <text:s/>│ <text:s/>│PHП│ │ <text:s/>└──►│ПHA│ <text:s/>│ <text:s/>┌────┐ <text:s text:c="2"/>│ <text:s/>ОЗУ │</text:p>
      <text:p text:style-name="P53">│ └►│иcп├──►│OЗY│◄─┘ <text:s/>└─┬─┘ ▼ <text:s text:c="5"/>│KOП├──┤ <text:s/>│CYAM│ <text:s text:c="2"/>│oбмена│</text:p>
      <text:p text:style-name="P53">│ <text:s text:c="2"/>│aдp│ <text:s text:c="2"/>│пр.│ <text:s text:c="6"/>│ ┌───┐ <text:s text:c="3"/>├───┤ <text:s/>│ <text:s/>└────┘ <text:s text:c="2"/>└──────┘</text:p>
      <text:p text:style-name="P53">│ <text:s text:c="2"/>└─┬─┘ <text:s text:c="2"/>└───┘ <text:s text:c="6"/>▼ │PHГ│ <text:s text:c="3"/>│ПHA│ <text:s/>│ <text:s text:c="3"/>│◄───┐ <text:s text:c="4"/>▲</text:p>
      <text:p text:style-name="P53">│ <text:s text:c="4"/>│ <text:s/>┌──────────┐ <text:s text:c="2"/>D └─┬─┘ <text:s text:c="3"/>│i/o├──┤ <text:s text:c="3"/>▼ <text:s text:c="3"/>│ <text:s text:c="4"/>│</text:p>
      <text:p text:style-name="P53">│ <text:s text:c="4"/>└─►│ост.по aдp├──► <text:s text:c="3"/>│ <text:s text:c="5"/>├───┤ <text:s/>│ <text:s/>┌────┐ │ <text:s text:c="4"/>▼</text:p>
      <text:p text:style-name="P53">│10 <text:s text:c="5"/>└──────────┘halt <text:s/>6▼ <text:s/>┌──►│ПHA│ <text:s/>│ <text:s/>│ППЗY│ │ ┌──────┐</text:p>
      <text:p text:style-name="P53">│ <text:s text:c="3"/>┌►D <text:s text:c="19"/>D <text:s/>vect│int├──┤ <text:s/>│ OЗY│ │ │ блок │</text:p>
      <text:p text:style-name="P53">│ <text:s text:c="3"/>│ <text:s text:c="5"/>┌──────┐ <text:s text:c="14"/>├───┤ <text:s/>│ <text:s/>│ МП │ ├─┤ связи│</text:p>
      <text:p text:style-name="P53">│ <text:s text:c="3"/>│ <text:s text:c="5"/>│ БОБР │ <text:s/>2 <text:s text:c="11"/>│ПHA│ <text:s/>│ <text:s/>└─┬──┘ │ │ с ПП │</text:p>
      <text:p text:style-name="P53">│ ┌──┴──┐ <text:s text:c="2"/>│ БИЗМ │◄───►D <text:s text:c="8"/>│гр.├──┘ <text:s text:c="3"/>│◄───┘ └───┬──┘</text:p>
      <text:p text:style-name="P53">└►│ РФС ├──►│──────│ <text:s/>1 <text:s text:c="11"/>└───┘ <text:s text:c="6"/>▼ <text:s text:c="9"/>│</text:p>
      <text:p text:style-name="P53"><text:s text:c="2"/>└──┬──┘ <text:s text:c="2"/>│ БМСП │◄───►D <text:s text:c="18"/>┌────┐ <text:s text:c="6"/>▼</text:p>
      <text:p text:style-name="P53"><text:s text:c="5"/>│ <text:s text:c="5"/>└──────┘ <text:s text:c="24"/>│ КР │ <text:s text:c="5"/>к ПП</text:p>
      <text:p text:style-name="P53"><text:s text:c="5"/>│ <text:s text:c="5"/>┌─────┐ <text:s text:c="25"/>├────┤</text:p>
      <text:p text:style-name="P53"><text:s text:c="5"/>│ <text:s text:c="5"/>│ ОЗУ │◄───Y <text:s text:c="20"/>│....│</text:p>
      <text:p text:style-name="P53"><text:s text:c="5"/>└─────►│пpиop├───►D <text:s text:c="20"/>▼....▼</text:p>
      <text:p text:style-name="P53"><text:s text:c="12"/>│ стр.│ <text:s text:c="23"/>управление</text:p>
      <text:p text:style-name="P53"><text:s text:c="12"/>└─────┘</text:p>
      <text:p text:style-name="P53"/>
      <text:p text:style-name="P53"><text:s text:c="3"/>┌────┐ <text:s text:c="3"/>упр┌─────┐ <text:s text:c="4"/>Y ┌─────┐ <text:s text:c="4"/>КОП ┌──────┐ упр-е</text:p>
      <text:p text:style-name="P53">──►│блoк│ <text:s text:c="3"/>──►│такт.│ <text:s text:c="3"/>──►│ тай-│ <text:s text:c="4"/>арб.│ <text:s text:c="5"/>│ <text:s/>БОИ,</text:p>
      <text:p text:style-name="P53">...│пре-│ <text:s text:c="6"/>│гене-├─►1 <text:s text:c="3"/>│ мер,├─►D <text:s/>───►│apбитр├──────►</text:p>
      <text:p text:style-name="P53">──►│рыв.├───► <text:s text:c="2"/>│paтop├─►2 <text:s text:c="3"/>│часы ├──► <text:s text:c="5"/>│ <text:s text:c="5"/>│магист-</text:p>
      <text:p text:style-name="P53"><text:s text:c="3"/>└────┘vест <text:s text:c="2"/>└─────┘... <text:s text:c="3"/>└─────┘прер. <text:s text:c="3"/>└──────┘ ралью</text:p>
      <text:p text:style-name="P51"/>
      <text:list xml:id="list205848866194562" text:continue-numbering="true" text:style-name="Numbering_20_1">
        <text:list-item>
          <text:h text:style-name="P105" text:outline-level="1"><text:span text:style-name="T6">Формат микрокомандного слова</text:span></text:h>
        </text:list-item>
      </text:list>
      <text:p text:style-name="P49"/>
      <table:table table:name="Bits112" table:style-name="Bits112">
        <table:table-column table:style-name="Bits112.A"/>
        <table:table-column table:style-name="Bits112.B" table:number-columns-repeated="4"/>
        <table:table-column table:style-name="Bits112.F"/>
        <table:table-column table:style-name="Bits112.B" table:number-columns-repeated="3"/>
        <table:table-column table:style-name="Bits112.A"/>
        <table:table-column table:style-name="Bits112.B"/>
        <table:table-column table:style-name="Bits112.F"/>
        <table:table-column table:style-name="Bits112.B" table:number-columns-repeated="4"/>
        <table:table-column table:style-name="Bits112.F"/>
        <table:table-column table:style-name="Bits112.R"/>
        <table:table-column table:style-name="Bits112.S"/>
        <table:table-column table:style-name="Bits112.B" table:number-columns-repeated="3"/>
        <table:table-column table:style-name="Bits112.F"/>
        <table:table-column table:style-name="Bits112.B" table:number-columns-repeated="4"/>
        <table:table-column table:style-name="Bits112.F"/>
        <table:table-row>
          <table:table-cell table:style-name="Bits112.A1" office:value-type="string">
            <text:p text:style-name="P54">112</text:p>
          </table:table-cell>
          <table:table-cell table:style-name="Bits112.A1" office:value-type="string">
            <text:p text:style-name="P54">111</text:p>
          </table:table-cell>
          <table:table-cell table:style-name="Bits112.A1" office:value-type="string">
            <text:p text:style-name="P54">110</text:p>
          </table:table-cell>
          <table:table-cell table:style-name="Bits112.A1" office:value-type="string">
            <text:p text:style-name="P54">109</text:p>
          </table:table-cell>
          <table:table-cell table:style-name="Bits112.A1" office:value-type="string">
            <text:p text:style-name="P54">108</text:p>
          </table:table-cell>
          <table:table-cell table:style-name="Bits112.A1" office:value-type="string">
            <text:p text:style-name="P54">107</text:p>
          </table:table-cell>
          <table:table-cell table:style-name="Bits112.A1" office:value-type="string">
            <text:p text:style-name="P54">106</text:p>
          </table:table-cell>
          <table:table-cell table:style-name="Bits112.A1" office:value-type="string">
            <text:p text:style-name="P54">105</text:p>
          </table:table-cell>
          <table:table-cell table:style-name="Bits112.A1" office:value-type="string">
            <text:p text:style-name="P54">104</text:p>
          </table:table-cell>
          <table:table-cell table:style-name="Bits112.A1" office:value-type="string">
            <text:p text:style-name="P54">103</text:p>
          </table:table-cell>
          <table:table-cell table:style-name="Bits112.A1" office:value-type="string">
            <text:p text:style-name="P54">102</text:p>
          </table:table-cell>
          <table:table-cell table:style-name="Bits112.A1" office:value-type="string">
            <text:p text:style-name="P54">101</text:p>
          </table:table-cell>
          <table:table-cell table:style-name="Bits112.A1" office:value-type="string">
            <text:p text:style-name="P54">100</text:p>
          </table:table-cell>
          <table:table-cell table:style-name="Bits112.A1" office:value-type="string">
            <text:p text:style-name="P54">99</text:p>
          </table:table-cell>
          <table:table-cell table:style-name="Bits112.A1" office:value-type="string">
            <text:p text:style-name="P54">98</text:p>
          </table:table-cell>
          <table:table-cell table:style-name="Bits112.A1" office:value-type="string">
            <text:p text:style-name="P54">97</text:p>
          </table:table-cell>
          <table:table-cell table:style-name="Bits112.A1" office:value-type="string">
            <text:p text:style-name="P54">96</text:p>
          </table:table-cell>
          <table:table-cell table:style-name="Bits112.A1" office:value-type="string">
            <text:p text:style-name="P54">95</text:p>
          </table:table-cell>
          <table:table-cell table:style-name="Bits112.A1" office:value-type="string">
            <text:p text:style-name="P54">94</text:p>
          </table:table-cell>
          <table:table-cell table:style-name="Bits112.A1" office:value-type="string">
            <text:p text:style-name="P54">93</text:p>
          </table:table-cell>
          <table:table-cell table:style-name="Bits112.A1" office:value-type="string">
            <text:p text:style-name="P54">92</text:p>
          </table:table-cell>
          <table:table-cell table:style-name="Bits112.A1" office:value-type="string">
            <text:p text:style-name="P54">91</text:p>
          </table:table-cell>
          <table:table-cell table:style-name="Bits112.A1" office:value-type="string">
            <text:p text:style-name="P54">90</text:p>
          </table:table-cell>
          <table:table-cell table:style-name="Bits112.A1" office:value-type="string">
            <text:p text:style-name="P54">89</text:p>
          </table:table-cell>
          <table:table-cell table:style-name="Bits112.A1" office:value-type="string">
            <text:p text:style-name="P54">88</text:p>
          </table:table-cell>
          <table:table-cell table:style-name="Bits112.A1" office:value-type="string">
            <text:p text:style-name="P54">87</text:p>
          </table:table-cell>
          <table:table-cell table:style-name="Bits112.A1" office:value-type="string">
            <text:p text:style-name="P54">86</text:p>
          </table:table-cell>
          <table:table-cell table:style-name="Bits112.A1" office:value-type="string">
            <text:p text:style-name="P54">85</text:p>
          </table:table-cell>
        </table:table-row>
        <table:table-row>
          <table:table-cell table:style-name="Bits112.A2" table:number-columns-spanned="4" office:value-type="string">
            <text:p text:style-name="P13">SQI</text:p>
          </table:table-cell>
          <table:covered-table-cell/>
          <table:covered-table-cell/>
          <table:covered-table-cell/>
          <table:table-cell table:style-name="Bits112.A2" table:number-columns-spanned="12" office:value-type="string">
            <text:p text:style-name="P14">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its112.A2" table:number-columns-spanned="2" office:value-type="string">
            <text:p text:style-name="P14">МАР</text:p>
          </table:table-cell>
          <table:covered-table-cell/>
          <table:table-cell table:style-name="Bits112.A2" office:value-type="string">
            <text:p text:style-name="P14">ALU</text:p>
          </table:table-cell>
          <table:table-cell table:style-name="Bits112.A2" table:number-columns-spanned="3" office:value-type="string">
            <text:p text:style-name="P15">ALUD</text:p>
          </table:table-cell>
          <table:covered-table-cell/>
          <table:covered-table-cell/>
          <table:table-cell table:style-name="Bits112.A2" table:number-columns-spanned="3" office:value-type="string">
            <text:p text:style-name="P16">FUNC</text:p>
          </table:table-cell>
          <table:covered-table-cell/>
          <table:covered-table-cell/>
          <table:table-cell table:style-name="Bits112.Z2" table:number-columns-spanned="3" office:value-type="string">
            <text:p text:style-name="P16">ALUS</text:p>
          </table:table-cell>
          <table:covered-table-cell/>
          <table:covered-table-cell/>
        </table:table-row>
      </table:table>
      <text:p text:style-name="P49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D"/>
        <table:table-column table:style-name="Table1.A" table:number-columns-repeated="2"/>
        <table:table-column table:style-name="Table1.D"/>
        <table:table-row>
          <table:table-cell table:style-name="Table1.A1" office:value-type="string">
            <text:p text:style-name="P56">84</text:p>
          </table:table-cell>
          <table:table-cell table:style-name="Table1.A1" office:value-type="string">
            <text:p text:style-name="P56">83</text:p>
          </table:table-cell>
          <table:table-cell table:style-name="Table1.A1" office:value-type="string">
            <text:p text:style-name="P56">82</text:p>
          </table:table-cell>
          <table:table-cell table:style-name="Table1.A1" office:value-type="string">
            <text:p text:style-name="P56">81</text:p>
          </table:table-cell>
          <table:table-cell table:style-name="Table1.A1" office:value-type="string">
            <text:p text:style-name="P56">80</text:p>
          </table:table-cell>
          <table:table-cell table:style-name="Table1.A1" office:value-type="string">
            <text:p text:style-name="P56">79</text:p>
          </table:table-cell>
          <table:table-cell table:style-name="Table1.A1" office:value-type="string">
            <text:p text:style-name="P56">78</text:p>
          </table:table-cell>
          <table:table-cell table:style-name="Table1.A1" office:value-type="string">
            <text:p text:style-name="P56">77</text:p>
          </table:table-cell>
          <table:table-cell table:style-name="Table1.A1" office:value-type="string">
            <text:p text:style-name="P56">76</text:p>
          </table:table-cell>
          <table:table-cell table:style-name="Table1.A1" office:value-type="string">
            <text:p text:style-name="P56">75</text:p>
          </table:table-cell>
          <table:table-cell table:style-name="Table1.A1" office:value-type="string">
            <text:p text:style-name="P56">74</text:p>
          </table:table-cell>
          <table:table-cell table:style-name="Table1.A1" office:value-type="string">
            <text:p text:style-name="P56">73</text:p>
          </table:table-cell>
          <table:table-cell table:style-name="Table1.A1" office:value-type="string">
            <text:p text:style-name="P56">72</text:p>
          </table:table-cell>
          <table:table-cell table:style-name="Table1.A1" office:value-type="string">
            <text:p text:style-name="P56">71</text:p>
          </table:table-cell>
          <table:table-cell table:style-name="Table1.A1" office:value-type="string">
            <text:p text:style-name="P56">70</text:p>
          </table:table-cell>
          <table:table-cell table:style-name="Table1.A1" office:value-type="string">
            <text:p text:style-name="P56">69</text:p>
          </table:table-cell>
          <table:table-cell table:style-name="Table1.A1" office:value-type="string">
            <text:p text:style-name="P56">68</text:p>
          </table:table-cell>
          <table:table-cell table:style-name="Table1.A1" office:value-type="string">
            <text:p text:style-name="P56">67</text:p>
          </table:table-cell>
          <table:table-cell table:style-name="Table1.A1" office:value-type="string">
            <text:p text:style-name="P56">66</text:p>
          </table:table-cell>
          <table:table-cell table:style-name="Table1.A1" office:value-type="string">
            <text:p text:style-name="P56">65</text:p>
          </table:table-cell>
          <table:table-cell table:style-name="Table1.A1" office:value-type="string">
            <text:p text:style-name="P56">64</text:p>
          </table:table-cell>
          <table:table-cell table:style-name="Table1.A1" office:value-type="string">
            <text:p text:style-name="P56">63</text:p>
          </table:table-cell>
          <table:table-cell table:style-name="Table1.A1" office:value-type="string">
            <text:p text:style-name="P56">62</text:p>
          </table:table-cell>
          <table:table-cell table:style-name="Table1.A1" office:value-type="string">
            <text:p text:style-name="P56">61</text:p>
          </table:table-cell>
          <table:table-cell table:style-name="Table1.A1" office:value-type="string">
            <text:p text:style-name="P56">60</text:p>
          </table:table-cell>
          <table:table-cell table:style-name="Table1.A1" office:value-type="string">
            <text:p text:style-name="P56">59</text:p>
          </table:table-cell>
          <table:table-cell table:style-name="Table1.A1" office:value-type="string">
            <text:p text:style-name="P56">58</text:p>
          </table:table-cell>
          <table:table-cell table:style-name="Table1.A1" office:value-type="string">
            <text:p text:style-name="P56">57</text:p>
          </table:table-cell>
          <table:table-cell table:style-name="Table1.A1" office:value-type="string">
            <text:p text:style-name="P58">56</text:p>
          </table:table-cell>
        </table:table-row>
        <table:table-row>
          <table:table-cell table:style-name="Table1.A2" table:number-rows-spanned="2" office:value-type="string">
            <text:p text:style-name="P17">Н</text:p>
          </table:table-cell>
          <table:table-cell table:style-name="Table1.A2" table:number-rows-spanned="2" table:number-columns-spanned="4" office:value-type="string">
            <text:p text:style-name="P17">RВ</text:p>
          </table:table-cell>
          <table:covered-table-cell/>
          <table:covered-table-cell/>
          <table:covered-table-cell/>
          <table:table-cell table:style-name="Table1.A2" table:number-rows-spanned="2" table:number-columns-spanned="4" office:value-type="string">
            <text:p text:style-name="P17">RА</text:p>
          </table:table-cell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17">CI</text:p>
          </table:table-cell>
          <table:covered-table-cell/>
          <table:table-cell table:style-name="Table1.A2" table:number-rows-spanned="2" table:number-columns-spanned="4" office:value-type="string">
            <text:p text:style-name="P17">SHMUX</text:p>
          </table:table-cell>
          <table:covered-table-cell/>
          <table:covered-table-cell/>
          <table:covered-table-cell/>
          <table:table-cell table:style-name="Table1.A2" table:number-rows-spanned="2" table:number-columns-spanned="6" office:value-type="string">
            <text:p text:style-name="P17">SТОР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rows-spanned="2" office:value-type="string">
            <text:p text:style-name="P18">MOD</text:p>
          </table:table-cell>
          <table:table-cell table:style-name="Table1.A2" table:number-columns-spanned="2" office:value-type="string">
            <text:p text:style-name="P19">MNSA</text:p>
          </table:table-cell>
          <table:covered-table-cell/>
          <table:table-cell table:style-name="Table1.Y2" table:number-columns-spanned="5" office:value-type="string">
            <text:p text:style-name="P19">MODN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2" table:number-columns-spanned="7" office:value-type="string">
            <text:p text:style-name="P20">PSH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column table:style-name="Table2.N"/>
        <table:table-column table:style-name="Table2.O" table:number-columns-repeated="2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Q"/>
        <table:table-column table:style-name="Table2.T"/>
        <table:table-column table:style-name="Table2.W"/>
        <table:table-column table:style-name="Table2.X"/>
        <table:table-column table:style-name="Table2.T"/>
        <table:table-column table:style-name="Table2.O"/>
        <table:table-column table:style-name="Table2.a"/>
        <table:table-row>
          <table:table-cell table:style-name="Table2.A1" office:value-type="string">
            <text:p text:style-name="P57">55</text:p>
          </table:table-cell>
          <table:table-cell table:style-name="Table2.B1" office:value-type="string">
            <text:p text:style-name="P57">54</text:p>
          </table:table-cell>
          <table:table-cell table:style-name="Table2.C1" office:value-type="string">
            <text:p text:style-name="P57">53</text:p>
          </table:table-cell>
          <table:table-cell table:style-name="Table2.D1" office:value-type="string">
            <text:p text:style-name="P57">52</text:p>
          </table:table-cell>
          <table:table-cell table:style-name="Table2.E1" office:value-type="string">
            <text:p text:style-name="P57">51</text:p>
          </table:table-cell>
          <table:table-cell table:style-name="Table2.F1" office:value-type="string">
            <text:p text:style-name="P57">50</text:p>
          </table:table-cell>
          <table:table-cell table:style-name="Table2.G1" office:value-type="string">
            <text:p text:style-name="P57">49</text:p>
          </table:table-cell>
          <table:table-cell table:style-name="Table2.H1" office:value-type="string">
            <text:p text:style-name="P57">48</text:p>
          </table:table-cell>
          <table:table-cell table:style-name="Table2.I1" office:value-type="string">
            <text:p text:style-name="P57">47</text:p>
          </table:table-cell>
          <table:table-cell table:style-name="Table2.J1" office:value-type="string">
            <text:p text:style-name="P57">46</text:p>
          </table:table-cell>
          <table:table-cell table:style-name="Table2.K1" office:value-type="string">
            <text:p text:style-name="P57">45</text:p>
          </table:table-cell>
          <table:table-cell table:style-name="Table2.L1" office:value-type="string">
            <text:p text:style-name="P57">44</text:p>
          </table:table-cell>
          <table:table-cell table:style-name="Table2.M1" office:value-type="string">
            <text:p text:style-name="P57">43</text:p>
          </table:table-cell>
          <table:table-cell table:style-name="Table2.N1" office:value-type="string">
            <text:p text:style-name="P57">42</text:p>
          </table:table-cell>
          <table:table-cell table:style-name="Table2.O1" office:value-type="string">
            <text:p text:style-name="P57">41</text:p>
          </table:table-cell>
          <table:table-cell table:style-name="Table2.P1" office:value-type="string">
            <text:p text:style-name="P57">40</text:p>
          </table:table-cell>
          <table:table-cell table:style-name="Table2.Q1" office:value-type="string">
            <text:p text:style-name="P57">39</text:p>
          </table:table-cell>
          <table:table-cell table:style-name="Table2.R1" office:value-type="string">
            <text:p text:style-name="P57">38</text:p>
          </table:table-cell>
          <table:table-cell table:style-name="Table2.S1" office:value-type="string">
            <text:p text:style-name="P57">37</text:p>
          </table:table-cell>
          <table:table-cell table:style-name="Table2.T1" office:value-type="string">
            <text:p text:style-name="P57">36</text:p>
          </table:table-cell>
          <table:table-cell table:style-name="Table2.U1" office:value-type="string">
            <text:p text:style-name="P57">35</text:p>
          </table:table-cell>
          <table:table-cell table:style-name="Table2.V1" office:value-type="string">
            <text:p text:style-name="P57">34</text:p>
          </table:table-cell>
          <table:table-cell table:style-name="Table2.W1" office:value-type="string">
            <text:p text:style-name="P57">33</text:p>
          </table:table-cell>
          <table:table-cell table:style-name="Table2.X1" office:value-type="string">
            <text:p text:style-name="P57">32</text:p>
          </table:table-cell>
          <table:table-cell table:style-name="Table2.Y1" office:value-type="string">
            <text:p text:style-name="P57">31</text:p>
          </table:table-cell>
          <table:table-cell table:style-name="Table2.Z1" office:value-type="string">
            <text:p text:style-name="P57">30</text:p>
          </table:table-cell>
          <table:table-cell table:style-name="Table2.a1" office:value-type="string">
            <text:p text:style-name="P57">29</text:p>
          </table:table-cell>
        </table:table-row>
        <table:table-row>
          <table:table-cell table:style-name="Table2.A2" table:number-columns-spanned="4" office:value-type="string">
            <text:p text:style-name="P59">DSRC</text:p>
            <text:p text:style-name="P59">RTIME</text:p>
            <text:p text:style-name="P59">WTIME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21">YDST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22">SHF</text:p>
          </table:table-cell>
          <table:covered-table-cell/>
          <table:table-cell table:style-name="Table2.A2" table:number-columns-spanned="4" office:value-type="string">
            <text:p text:style-name="P23">ARBI</text:p>
          </table:table-cell>
          <table:covered-table-cell/>
          <table:covered-table-cell/>
          <table:covered-table-cell/>
          <table:table-cell table:style-name="Table2.A2" office:value-type="string">
            <text:p text:style-name="P23">RLD</text:p>
          </table:table-cell>
          <table:table-cell table:style-name="Table2.A2" office:value-type="string">
            <text:p text:style-name="P23">LЕТС</text:p>
          </table:table-cell>
          <table:table-cell table:style-name="Table2.A2" table:number-columns-spanned="3" office:value-type="string">
            <text:p text:style-name="P23">CYSTR</text:p>
          </table:table-cell>
          <table:covered-table-cell/>
          <table:covered-table-cell/>
          <table:table-cell table:style-name="Table2.A2" office:value-type="string">
            <text:p text:style-name="P24">SCI</text:p>
          </table:table-cell>
          <table:table-cell table:style-name="Table2.A2" office:value-type="string">
            <text:p text:style-name="P24">ICI</text:p>
          </table:table-cell>
          <table:table-cell table:style-name="Table2.A2" office:value-type="string">
            <text:p text:style-name="P24">IСС</text:p>
          </table:table-cell>
          <table:table-cell table:style-name="Table2.A2" office:value-type="string">
            <text:p text:style-name="P24">ISE</text:p>
          </table:table-cell>
          <table:table-cell table:style-name="Table2.A2" office:value-type="string">
            <text:p text:style-name="P24">СЕМ</text:p>
          </table:table-cell>
          <table:table-cell table:style-name="Table2.A2" office:value-type="string">
            <text:p text:style-name="P24">CEN</text:p>
          </table:table-cell>
          <table:table-cell table:style-name="Table2.A2" office:value-type="string">
            <text:p text:style-name="P24">CSM</text:p>
          </table:table-cell>
          <table:table-cell table:style-name="Table2.a2" office:value-type="string">
            <text:p text:style-name="P24">WЕМ</text:p>
          </table:table-cell>
        </table:table-row>
      </table:table>
      <text:p text:style-name="P12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3"/>
        <table:table-column table:style-name="Table3.G"/>
        <table:table-column table:style-name="Table3.F"/>
        <table:table-column table:style-name="Table3.H"/>
        <table:table-column table:style-name="Table3.N"/>
        <table:table-column table:style-name="Table3.D"/>
        <table:table-column table:style-name="Table3.P"/>
        <table:table-column table:style-name="Table3.Q"/>
        <table:table-column table:style-name="Table3.D"/>
        <table:table-column table:style-name="Table3.S"/>
        <table:table-column table:style-name="Table3.T"/>
        <table:table-column table:style-name="Table3.H" table:number-columns-repeated="2"/>
        <table:table-column table:style-name="Table3.W"/>
        <table:table-column table:style-name="Table3.H" table:number-columns-repeated="3"/>
        <table:table-column table:style-name="Table3.a"/>
        <table:table-column table:style-name="Table3.b"/>
        <table:table-row>
          <table:table-cell table:style-name="Table3.A1" office:value-type="string">
            <text:p text:style-name="P57">28</text:p>
          </table:table-cell>
          <table:table-cell table:style-name="Table3.A1" office:value-type="string">
            <text:p text:style-name="P57">27</text:p>
          </table:table-cell>
          <table:table-cell table:style-name="Table3.A1" office:value-type="string">
            <text:p text:style-name="P57">26</text:p>
          </table:table-cell>
          <table:table-cell table:style-name="Table3.A1" office:value-type="string">
            <text:p text:style-name="P57">25</text:p>
          </table:table-cell>
          <table:table-cell table:style-name="Table3.A1" office:value-type="string">
            <text:p text:style-name="P57">24</text:p>
          </table:table-cell>
          <table:table-cell table:style-name="Table3.A1" office:value-type="string">
            <text:p text:style-name="P57">23</text:p>
          </table:table-cell>
          <table:table-cell table:style-name="Table3.A1" office:value-type="string">
            <text:p text:style-name="P57">22</text:p>
          </table:table-cell>
          <table:table-cell table:style-name="Table3.A1" office:value-type="string">
            <text:p text:style-name="P57">21</text:p>
          </table:table-cell>
          <table:table-cell table:style-name="Table3.A1" office:value-type="string">
            <text:p text:style-name="P57">20</text:p>
          </table:table-cell>
          <table:table-cell table:style-name="Table3.A1" office:value-type="string">
            <text:p text:style-name="P57">19</text:p>
          </table:table-cell>
          <table:table-cell table:style-name="Table3.A1" office:value-type="string">
            <text:p text:style-name="P57">18</text:p>
          </table:table-cell>
          <table:table-cell table:style-name="Table3.A1" office:value-type="string">
            <text:p text:style-name="P57">17</text:p>
          </table:table-cell>
          <table:table-cell table:style-name="Table3.A1" office:value-type="string">
            <text:p text:style-name="P57">16</text:p>
          </table:table-cell>
          <table:table-cell table:style-name="Table3.A1" office:value-type="string">
            <text:p text:style-name="P57">15</text:p>
          </table:table-cell>
          <table:table-cell table:style-name="Table3.A1" office:value-type="string">
            <text:p text:style-name="P57">14</text:p>
          </table:table-cell>
          <table:table-cell table:style-name="Table3.A1" office:value-type="string">
            <text:p text:style-name="P57">13</text:p>
          </table:table-cell>
          <table:table-cell table:style-name="Table3.A1" office:value-type="string">
            <text:p text:style-name="P57">12</text:p>
          </table:table-cell>
          <table:table-cell table:style-name="Table3.A1" office:value-type="string">
            <text:p text:style-name="P57">11</text:p>
          </table:table-cell>
          <table:table-cell table:style-name="Table3.A1" office:value-type="string">
            <text:p text:style-name="P57">10</text:p>
          </table:table-cell>
          <table:table-cell table:style-name="Table3.A1" office:value-type="string">
            <text:p text:style-name="P57">9</text:p>
          </table:table-cell>
          <table:table-cell table:style-name="Table3.A1" office:value-type="string">
            <text:p text:style-name="P57">8</text:p>
          </table:table-cell>
          <table:table-cell table:style-name="Table3.A1" office:value-type="string">
            <text:p text:style-name="P57">7</text:p>
          </table:table-cell>
          <table:table-cell table:style-name="Table3.A1" office:value-type="string">
            <text:p text:style-name="P57">6</text:p>
          </table:table-cell>
          <table:table-cell table:style-name="Table3.A1" office:value-type="string">
            <text:p text:style-name="P57">5</text:p>
          </table:table-cell>
          <table:table-cell table:style-name="Table3.A1" office:value-type="string">
            <text:p text:style-name="P57">4</text:p>
          </table:table-cell>
          <table:table-cell table:style-name="Table3.A1" office:value-type="string">
            <text:p text:style-name="P57">3</text:p>
          </table:table-cell>
          <table:table-cell table:style-name="Table3.A1" office:value-type="string">
            <text:p text:style-name="P57">2</text:p>
          </table:table-cell>
          <table:table-cell table:style-name="Table3.A1" office:value-type="string">
            <text:p text:style-name="P57">1</text:p>
          </table:table-cell>
        </table:table-row>
        <table:table-row>
          <table:table-cell table:style-name="Table3.A2" table:number-rows-spanned="2" office:value-type="string">
            <text:p text:style-name="P24">ЕСВ</text:p>
          </table:table-cell>
          <table:table-cell table:style-name="Table3.A2" table:number-rows-spanned="2" office:value-type="string">
            <text:p text:style-name="P24">WRB</text:p>
          </table:table-cell>
          <table:table-cell table:style-name="Table3.A2" table:number-rows-spanned="2" table:number-columns-spanned="2" office:value-type="string">
            <text:p text:style-name="P24">BRA</text:p>
          </table:table-cell>
          <table:covered-table-cell/>
          <table:table-cell table:style-name="Table3.A2" table:number-rows-spanned="2" office:value-type="string">
            <text:p text:style-name="P25">ЕСА</text:p>
          </table:table-cell>
          <table:table-cell table:style-name="Table3.A2" table:number-rows-spanned="2" office:value-type="string">
            <text:p text:style-name="P25">WRA</text:p>
          </table:table-cell>
          <table:table-cell table:style-name="Table3.A2" table:number-rows-spanned="2" table:number-columns-spanned="2" office:value-type="string">
            <text:p text:style-name="P26">ARA</text:p>
          </table:table-cell>
          <table:covered-table-cell/>
          <table:table-cell table:style-name="Table3.A2" table:number-rows-spanned="2" table:number-columns-spanned="3" office:value-type="string">
            <text:p text:style-name="P26">YDEV</text:p>
            <text:p text:style-name="P26">YDEVT</text:p>
          </table:table-cell>
          <table:covered-table-cell/>
          <table:covered-table-cell/>
          <table:table-cell table:style-name="Table3.A2" table:number-rows-spanned="2" office:value-type="string">
            <text:p text:style-name="P26">WRY</text:p>
          </table:table-cell>
          <table:table-cell table:style-name="Table3.A2" table:number-rows-spanned="2" table:number-columns-spanned="3" office:value-type="string">
            <text:p text:style-name="P26">DDEV</text:p>
            <text:p text:style-name="P26">YDTIM</text:p>
          </table:table-cell>
          <table:covered-table-cell/>
          <table:covered-table-cell/>
          <table:table-cell table:style-name="Table3.A2" table:number-rows-spanned="2" office:value-type="string">
            <text:p text:style-name="P26">WRD</text:p>
          </table:table-cell>
          <table:table-cell table:style-name="Table3.A2" table:number-rows-spanned="2" office:value-type="string">
            <text:p text:style-name="P26">IОМР</text:p>
          </table:table-cell>
          <table:table-cell table:style-name="Table3.A2" table:number-columns-spanned="5" office:value-type="string">
            <text:p text:style-name="P26">FFCNT</text:p>
          </table:table-cell>
          <table:covered-table-cell/>
          <table:covered-table-cell/>
          <table:covered-table-cell/>
          <table:covered-table-cell/>
          <table:table-cell table:style-name="Table3.A2" table:number-rows-spanned="2" table:number-columns-spanned="5" office:value-type="string">
            <text:p text:style-name="P27">COND</text:p>
          </table:table-cell>
          <table:covered-table-cell/>
          <table:covered-table-cell/>
          <table:covered-table-cell/>
          <table:covered-table-cell/>
          <table:table-cell table:style-name="Table3.b2" table:number-rows-spanned="2" office:value-type="string">
            <text:p text:style-name="P27">MP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R3" office:value-type="string">
            <text:p text:style-name="P55"/>
          </table:table-cell>
          <table:table-cell table:style-name="Table3.A2" table:number-columns-spanned="4" office:value-type="string">
            <text:p text:style-name="P26">MPA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8">Описание полей микрокомандного слова:</text:p>
      <text:p text:style-name="P28"/>
      <table:table table:name="Microbits" table:style-name="Microbits">
        <table:table-column table:style-name="Microbits.A"/>
        <table:table-column table:style-name="Microbits.B"/>
        <table:table-column table:style-name="Microbits.C"/>
        <table:table-column table:style-name="Microbits.D"/>
        <table:table-row>
          <table:table-cell table:style-name="Microbits.A1" office:value-type="string">
            <text:p text:style-name="P60">Поле</text:p>
          </table:table-cell>
          <table:table-cell table:style-name="Microbits.A1" office:value-type="string">
            <text:p text:style-name="P60">Биты</text:p>
          </table:table-cell>
          <table:table-cell table:style-name="Microbits.A1" office:value-type="string">
            <text:p text:style-name="P60">Ширина</text:p>
          </table:table-cell>
          <table:table-cell table:style-name="Microbits.D1" office:value-type="string">
            <text:p text:style-name="P60">Описание</text:p>
          </table:table-cell>
        </table:table-row>
        <table:table-row table:style-name="Microbits.2">
          <table:table-cell table:style-name="Microbits.A2" office:value-type="string">
            <text:p text:style-name="P100">SQI</text:p>
          </table:table-cell>
          <table:table-cell table:style-name="Microbits.A2" office:value-type="string">
            <text:p text:style-name="P61">112-109</text:p>
          </table:table-cell>
          <table:table-cell table:style-name="Microbits.A2" office:value-type="string">
            <text:p text:style-name="P61">4</text:p>
          </table:table-cell>
          <table:table-cell table:style-name="Microbits.D2" office:value-type="string">
            <text:p text:style-name="P76">Код операции селектора адреса микропрограмм (СУАМ).</text:p>
          </table:table-cell>
        </table:table-row>
        <table:table-row table:style-name="Microbits.2">
          <table:table-cell table:style-name="Microbits.A2" office:value-type="string">
            <text:p text:style-name="P29">A</text:p>
          </table:table-cell>
          <table:table-cell table:style-name="Microbits.A2" office:value-type="string">
            <text:p text:style-name="P62">108-97</text:p>
          </table:table-cell>
          <table:table-cell table:style-name="Microbits.A2" office:value-type="string">
            <text:p text:style-name="P62">12</text:p>
          </table:table-cell>
          <table:table-cell table:style-name="Microbits.D2" office:value-type="string">
            <text:p text:style-name="P77">А<text:span text:style-name="T8">дрес следующей микрокоманды или адрес ПЗУ констант</text:span>.</text:p>
          </table:table-cell>
        </table:table-row>
        <table:table-row table:style-name="Microbits.2">
          <table:table-cell table:style-name="Microbits.A2" office:value-type="string">
            <text:p text:style-name="P30">МАР</text:p>
          </table:table-cell>
          <table:table-cell table:style-name="Microbits.A2" office:value-type="string">
            <text:p text:style-name="P62">96-95</text:p>
          </table:table-cell>
          <table:table-cell table:style-name="Microbits.A2" office:value-type="string">
            <text:p text:style-name="P62">2</text:p>
          </table:table-cell>
          <table:table-cell table:style-name="Microbits.D2" office:value-type="string">
            <text:p text:style-name="P78"><text:span text:style-name="T9">Выбор источника адреса, поступающего на вход D СУАМ</text:span>. <text:span text:style-name="T9">По умолчанию равен 3 (не используется).</text:span></text:p>
          </table:table-cell>
        </table:table-row>
        <table:table-row table:style-name="Microbits.2">
          <table:table-cell table:style-name="Microbits.A2" office:value-type="string">
            <text:p text:style-name="P31">ALU</text:p>
          </table:table-cell>
          <table:table-cell table:style-name="Microbits.A2" office:value-type="string">
            <text:p text:style-name="P62">94</text:p>
          </table:table-cell>
          <table:table-cell table:style-name="Microbits.A2" office:value-type="string">
            <text:p text:style-name="P62">1</text:p>
          </table:table-cell>
          <table:table-cell table:style-name="Microbits.D2" office:value-type="string">
            <text:p text:style-name="P79">Разрешение выдачи информации из МПС на шину Y. <text:span text:style-name="T10">По умолчанию - нет вывода (0).</text:span></text:p>
          </table:table-cell>
        </table:table-row>
        <table:table-row table:style-name="Microbits.2">
          <table:table-cell table:style-name="Microbits.A2" office:value-type="string">
            <text:p text:style-name="P30">ALUD</text:p>
          </table:table-cell>
          <table:table-cell table:style-name="Microbits.A2" office:value-type="string">
            <text:p text:style-name="P62">93-91</text:p>
          </table:table-cell>
          <table:table-cell table:style-name="Microbits.A2" office:value-type="string">
            <text:p text:style-name="P62">3</text:p>
          </table:table-cell>
          <table:table-cell table:style-name="Microbits.D2" office:value-type="string">
            <text:p text:style-name="P79">Управление приемниками результата АЛУ МПС. <text:span text:style-name="T10">По умолчанию - нет загрузки в регистры (1).</text:span></text:p>
          </table:table-cell>
        </table:table-row>
        <table:table-row table:style-name="Microbits.2">
          <table:table-cell table:style-name="Microbits.A2" office:value-type="string">
            <text:p text:style-name="P30">FUNC</text:p>
          </table:table-cell>
          <table:table-cell table:style-name="Microbits.A2" office:value-type="string">
            <text:p text:style-name="P62">90-88</text:p>
          </table:table-cell>
          <table:table-cell table:style-name="Microbits.A2" office:value-type="string">
            <text:p text:style-name="P62">3</text:p>
          </table:table-cell>
          <table:table-cell table:style-name="Microbits.D2" office:value-type="string">
            <text:p text:style-name="P76">Код операции АЛУ МПС.</text:p>
          </table:table-cell>
        </table:table-row>
        <table:table-row table:style-name="Microbits.2">
          <table:table-cell table:style-name="Microbits.A2" office:value-type="string">
            <text:p text:style-name="P30">ALUS</text:p>
          </table:table-cell>
          <table:table-cell table:style-name="Microbits.A2" office:value-type="string">
            <text:p text:style-name="P62">87-85</text:p>
          </table:table-cell>
          <table:table-cell table:style-name="Microbits.A2" office:value-type="string">
            <text:p text:style-name="P62">3</text:p>
          </table:table-cell>
          <table:table-cell table:style-name="Microbits.D2" office:value-type="string">
            <text:p text:style-name="P76">Управление источниками операндов на входы АЛУ.</text:p>
          </table:table-cell>
        </table:table-row>
        <table:table-row table:style-name="Microbits.2">
          <table:table-cell table:style-name="Microbits.A2" office:value-type="string">
            <text:p text:style-name="P30">Н</text:p>
          </table:table-cell>
          <table:table-cell table:style-name="Microbits.A2" office:value-type="string">
            <text:p text:style-name="P63">84</text:p>
          </table:table-cell>
          <table:table-cell table:style-name="Microbits.A2" office:value-type="string">
            <text:p text:style-name="P62">1</text:p>
          </table:table-cell>
          <table:table-cell table:style-name="Microbits.D2" office:value-type="string">
            <text:p text:style-name="P79">Управление числом разрядов, участвующих в операции АЛУ: 32 или 64. <text:span text:style-name="T10">По умолчанию - 32 разряда (0).</text:span></text:p>
          </table:table-cell>
        </table:table-row>
        <table:table-row table:style-name="Microbits.2">
          <table:table-cell table:style-name="Microbits.A2" office:value-type="string">
            <text:p text:style-name="P30">RВ</text:p>
          </table:table-cell>
          <table:table-cell table:style-name="Microbits.A2" office:value-type="string">
            <text:p text:style-name="P63">83-80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0">Адрес регистра канала B МПС. <text:span text:style-name="T11">По умолчанию - регистр WR6 (10).</text:span></text:p>
          </table:table-cell>
        </table:table-row>
        <table:table-row table:style-name="Microbits.2">
          <table:table-cell table:style-name="Microbits.A2" office:value-type="string">
            <text:p text:style-name="P30">RА</text:p>
          </table:table-cell>
          <table:table-cell table:style-name="Microbits.A2" office:value-type="string">
            <text:p text:style-name="P63">79-76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76">Адрес регистра канала A МПС.</text:p>
          </table:table-cell>
        </table:table-row>
        <table:table-row table:style-name="Microbits.2">
          <table:table-cell table:style-name="Microbits.A2" office:value-type="string">
            <text:p text:style-name="P30">CI</text:p>
          </table:table-cell>
          <table:table-cell table:style-name="Microbits.A2" office:value-type="string">
            <text:p text:style-name="P64">75-74</text:p>
          </table:table-cell>
          <table:table-cell table:style-name="Microbits.A2" office:value-type="string">
            <text:p text:style-name="P62">2</text:p>
          </table:table-cell>
          <table:table-cell table:style-name="Microbits.D2" office:value-type="string">
            <text:p text:style-name="P76">Управление входным переносом <text:span text:style-name="T12">C0</text:span> АЛУ МПС.</text:p>
          </table:table-cell>
        </table:table-row>
        <table:table-row table:style-name="Microbits.2">
          <table:table-cell table:style-name="Microbits.A2" office:value-type="string">
            <text:p text:style-name="P30">SHMUX</text:p>
          </table:table-cell>
          <table:table-cell table:style-name="Microbits.A2" office:value-type="string">
            <text:p text:style-name="P64">73-70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76">Управление организацией сдвигов в МПС.</text:p>
          </table:table-cell>
        </table:table-row>
        <table:table-row table:style-name="Microbits.2">
          <table:table-cell table:style-name="Microbits.A2" office:value-type="string">
            <text:p text:style-name="P30">SТОРС</text:p>
          </table:table-cell>
          <table:table-cell table:style-name="Microbits.A2" office:value-type="string">
            <text:p text:style-name="P64">69-64</text:p>
          </table:table-cell>
          <table:table-cell table:style-name="Microbits.A2" office:value-type="string">
            <text:p text:style-name="P62">6</text:p>
          </table:table-cell>
          <table:table-cell table:style-name="Microbits.D2" office:value-type="string">
            <text:p text:style-name="P98">Разряды I5-I0 КОП СУСС, управляющие:</text:p>
            <text:p text:style-name="P98"><text:s/>- микромашинным статусным регистром N;</text:p>
            <text:p text:style-name="P98"><text:s/>- машинным статусным регистром М;</text:p>
            <text:p text:style-name="P98"><text:s/>- выходом У;</text:p>
            <text:p text:style-name="P98"><text:s/>- выходом кода условия;</text:p>
            <text:p text:style-name="P98"><text:s/>- входным переносом С0 АЛУ МПС.</text:p>
            <text:p text:style-name="P99">По умолчанию 0b010100.</text:p>
          </table:table-cell>
        </table:table-row>
        <text:soft-page-break/>
        <table:table-row table:style-name="Microbits.2">
          <table:table-cell table:style-name="Microbits.A2" office:value-type="string">
            <text:p text:style-name="P32">MOD</text:p>
          </table:table-cell>
          <table:table-cell table:style-name="Microbits.A2" office:value-type="string">
            <text:p text:style-name="P65">63</text:p>
          </table:table-cell>
          <table:table-cell table:style-name="Microbits.A2" office:value-type="string">
            <text:p text:style-name="P62">1</text:p>
          </table:table-cell>
          <table:table-cell table:style-name="Microbits.D2" office:value-type="string">
            <text:p text:style-name="P81">Режим привилегированных команд <text:span text:style-name="T13">002 и 032</text:span>, разрешающий обращение к специальным регистрам.</text:p>
          </table:table-cell>
        </table:table-row>
        <table:table-row table:style-name="Microbits.2">
          <table:table-cell table:style-name="Microbits.A2" office:value-type="string">
            <text:p text:style-name="P33">PSHF</text:p>
          </table:table-cell>
          <table:table-cell table:style-name="Microbits.A2" office:value-type="string">
            <text:p text:style-name="P65">62-56</text:p>
          </table:table-cell>
          <table:table-cell table:style-name="Microbits.A2" office:value-type="string">
            <text:p text:style-name="P62">7</text:p>
          </table:table-cell>
          <table:table-cell table:style-name="Microbits.D2" office:value-type="string">
            <text:p text:style-name="P82">Параметр сдвига сдвигателя, задающий число сдвигов и направление.</text:p>
          </table:table-cell>
        </table:table-row>
        <table:table-row table:style-name="Microbits.2">
          <table:table-cell table:style-name="Microbits.A2" office:value-type="string">
            <text:p text:style-name="P32">MNSA</text:p>
          </table:table-cell>
          <table:table-cell table:style-name="Microbits.A2" office:value-type="string">
            <text:p text:style-name="P65">62-61</text:p>
          </table:table-cell>
          <table:table-cell table:style-name="Microbits.A2" office:value-type="string">
            <text:p text:style-name="P62">2</text:p>
          </table:table-cell>
          <table:table-cell table:style-name="Microbits.D2" office:value-type="string">
            <text:p text:style-name="P83"><text:span text:style-name="T13">Адрес источника номера модификатора. По умолчанию - отсутствующий источник (2).</text:span></text:p>
          </table:table-cell>
        </table:table-row>
        <table:table-row table:style-name="Microbits.2">
          <table:table-cell table:style-name="Microbits.A2" office:value-type="string">
            <text:p text:style-name="P32">MODNM</text:p>
          </table:table-cell>
          <table:table-cell table:style-name="Microbits.A2" office:value-type="string">
            <text:p text:style-name="P65">60-56</text:p>
          </table:table-cell>
          <table:table-cell table:style-name="Microbits.A2" office:value-type="string">
            <text:p text:style-name="P62">5</text:p>
          </table:table-cell>
          <table:table-cell table:style-name="Microbits.D2" office:value-type="string">
            <text:p text:style-name="P82">Номер модификатора в группе регистров, используемый в микропрограмме.</text:p>
          </table:table-cell>
        </table:table-row>
        <table:table-row table:style-name="Microbits.2">
          <table:table-cell table:style-name="Microbits.A2" office:value-type="string">
            <text:p text:style-name="P103">DSRC</text:p>
          </table:table-cell>
          <table:table-cell table:style-name="Microbits.A2" office:value-type="string">
            <text:p text:style-name="P66">55-52</text:p>
          </table:table-cell>
          <table:table-cell table:style-name="Microbits.A2" office:value-type="string">
            <text:p text:style-name="P66">4</text:p>
          </table:table-cell>
          <table:table-cell table:style-name="Microbits.D2" office:value-type="string">
            <text:p text:style-name="P82">Управление источниками информации на шину D.</text:p>
          </table:table-cell>
        </table:table-row>
        <table:table-row table:style-name="Microbits.2">
          <table:table-cell table:style-name="Microbits.A2" office:value-type="string">
            <text:p text:style-name="P103">RTIME</text:p>
          </table:table-cell>
          <table:table-cell table:style-name="Microbits.A2" office:value-type="string">
            <text:p text:style-name="P66">55-52</text:p>
          </table:table-cell>
          <table:table-cell table:style-name="Microbits.A2" office:value-type="string">
            <text:p text:style-name="P66">4</text:p>
          </table:table-cell>
          <table:table-cell table:style-name="Microbits.D2" office:value-type="string">
            <text:p text:style-name="P84">Управление чтением информации с часов и таймера счетного времени <text:span text:style-name="T14">на шину У ЦП</text:span>.</text:p>
          </table:table-cell>
        </table:table-row>
        <table:table-row table:style-name="Microbits.2">
          <table:table-cell table:style-name="Microbits.A2" office:value-type="string">
            <text:p text:style-name="P103">WTIME</text:p>
          </table:table-cell>
          <table:table-cell table:style-name="Microbits.A2" office:value-type="string">
            <text:p text:style-name="P66">55-52</text:p>
          </table:table-cell>
          <table:table-cell table:style-name="Microbits.A2" office:value-type="string">
            <text:p text:style-name="P66">4</text:p>
          </table:table-cell>
          <table:table-cell table:style-name="Microbits.D2" office:value-type="string">
            <text:p text:style-name="P84">Управление записью информации в часы и таймер счетного времени <text:span text:style-name="T14">(вместе с WRD)</text:span>.</text:p>
          </table:table-cell>
        </table:table-row>
        <table:table-row table:style-name="Microbits.2">
          <table:table-cell table:style-name="Microbits.A2" office:value-type="string">
            <text:p text:style-name="P37">YDST</text:p>
          </table:table-cell>
          <table:table-cell table:style-name="Microbits.A2" office:value-type="string">
            <text:p text:style-name="P67">51-48</text:p>
          </table:table-cell>
          <table:table-cell table:style-name="Microbits.A2" office:value-type="string">
            <text:p text:style-name="P67">4</text:p>
          </table:table-cell>
          <table:table-cell table:style-name="Microbits.D2" office:value-type="string">
            <text:p text:style-name="P82">Управление приемниками мнформации с шины Y ЦП.</text:p>
          </table:table-cell>
        </table:table-row>
        <table:table-row table:style-name="Microbits.2">
          <table:table-cell table:style-name="Microbits.A2" office:value-type="string">
            <text:p text:style-name="P38">SHF</text:p>
          </table:table-cell>
          <table:table-cell table:style-name="Microbits.A2" office:value-type="string">
            <text:p text:style-name="P68">47-46</text:p>
          </table:table-cell>
          <table:table-cell table:style-name="Microbits.A2" office:value-type="string">
            <text:p text:style-name="P68">2</text:p>
          </table:table-cell>
          <table:table-cell table:style-name="Microbits.D2" office:value-type="string">
            <text:p text:style-name="P82">Код операции сдвигателя.</text:p>
          </table:table-cell>
        </table:table-row>
        <table:table-row table:style-name="Microbits.2">
          <table:table-cell table:style-name="Microbits.A2" office:value-type="string">
            <text:p text:style-name="P39">ARBI</text:p>
          </table:table-cell>
          <table:table-cell table:style-name="Microbits.A2" office:value-type="string">
            <text:p text:style-name="P69">45-42</text:p>
          </table:table-cell>
          <table:table-cell table:style-name="Microbits.A2" office:value-type="string">
            <text:p text:style-name="P69">4</text:p>
          </table:table-cell>
          <table:table-cell table:style-name="Microbits.D2" office:value-type="string">
            <text:p text:style-name="P82">Код операции арбитра общей шины.</text:p>
          </table:table-cell>
        </table:table-row>
        <table:table-row table:style-name="Microbits.2">
          <table:table-cell table:style-name="Microbits.A2" office:value-type="string">
            <text:p text:style-name="P40">RLD</text:p>
          </table:table-cell>
          <table:table-cell table:style-name="Microbits.A2" office:value-type="string">
            <text:p text:style-name="P70">41</text:p>
          </table:table-cell>
          <table:table-cell table:style-name="Microbits.A2" office:value-type="string">
            <text:p text:style-name="P70">1</text:p>
          </table:table-cell>
          <table:table-cell table:style-name="Microbits.D2" office:value-type="string">
            <text:p text:style-name="P84">Управление загрузкой регистра селектора адреса <text:span text:style-name="T14">СУАМ и ШФ шин У ЦП и D СУАМ</text:span>.</text:p>
          </table:table-cell>
        </table:table-row>
        <table:table-row table:style-name="Microbits.2">
          <table:table-cell table:style-name="Microbits.A2" office:value-type="string">
            <text:p text:style-name="P40">LЕТС</text:p>
          </table:table-cell>
          <table:table-cell table:style-name="Microbits.A2" office:value-type="string">
            <text:p text:style-name="P70">40</text:p>
          </table:table-cell>
          <table:table-cell table:style-name="Microbits.A2" office:value-type="string">
            <text:p text:style-name="P70">1</text:p>
          </table:table-cell>
          <table:table-cell table:style-name="Microbits.D2" office:value-type="string">
            <text:p text:style-name="P82">Управление прохождением признака ПИА на вход ПНА команд.</text:p>
          </table:table-cell>
        </table:table-row>
        <table:table-row table:style-name="Microbits.2">
          <table:table-cell table:style-name="Microbits.A2" office:value-type="string">
            <text:p text:style-name="P41">CYSTR</text:p>
          </table:table-cell>
          <table:table-cell table:style-name="Microbits.A2" office:value-type="string">
            <text:p text:style-name="P71">39-37</text:p>
          </table:table-cell>
          <table:table-cell table:style-name="Microbits.A2" office:value-type="string">
            <text:p text:style-name="P71">3</text:p>
          </table:table-cell>
          <table:table-cell table:style-name="Microbits.D2" office:value-type="string">
            <text:p text:style-name="P85">Управление длительностью тактового импульса. <text:span text:style-name="T15">По умолчанию - 500 нсек (5), 10 нанотактов.</text:span></text:p>
          </table:table-cell>
        </table:table-row>
        <table:table-row table:style-name="Microbits.2">
          <table:table-cell table:style-name="Microbits.A2" office:value-type="string">
            <text:p text:style-name="P42">SCI</text:p>
          </table:table-cell>
          <table:table-cell table:style-name="Microbits.A2" office:value-type="string">
            <text:p text:style-name="P71">36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6">Управление передачей условия на вход инкрементора регистра адреса микропрограммы. <text:span text:style-name="T16">Условие, выбираемое полем COND, подается на вход CI СУАМ ("жду").</text:span></text:p>
          </table:table-cell>
        </table:table-row>
        <table:table-row table:style-name="Microbits.2">
          <table:table-cell table:style-name="Microbits.A2" office:value-type="string">
            <text:p text:style-name="P102">ICI</text:p>
          </table:table-cell>
          <table:table-cell table:style-name="Microbits.A2" office:value-type="string">
            <text:p text:style-name="P71">35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Инверсия условия, передаваемого на вход инкрементора регистра адреса микропрограммы <text:span text:style-name="T17">(CI) СУАМ</text:span>.</text:p>
          </table:table-cell>
        </table:table-row>
        <table:table-row table:style-name="Microbits.2">
          <table:table-cell table:style-name="Microbits.A2" office:value-type="string">
            <text:p text:style-name="P102">IСС</text:p>
          </table:table-cell>
          <table:table-cell table:style-name="Microbits.A2" office:value-type="string">
            <text:p text:style-name="P71">34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97">Инверсия условий, выбираемых полем COND, управляющих последовательностью исполнения микрокоманд.</text:p>
          </table:table-cell>
        </table:table-row>
        <table:table-row table:style-name="Microbits.2">
          <table:table-cell table:style-name="Microbits.A2" office:value-type="string">
            <text:p text:style-name="P102">ISE</text:p>
          </table:table-cell>
          <table:table-cell table:style-name="Microbits.A2" office:value-type="string">
            <text:p text:style-name="P71">33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7">Разрешение внешних и внутренних прерываний. <text:span text:style-name="T18">Признак последней микроинструкции, разрешающий прохождение некоторых прерываний и копирование ТКК в ППК.</text:span></text:p>
          </table:table-cell>
        </table:table-row>
        <table:table-row table:style-name="Microbits.2">
          <table:table-cell table:style-name="Microbits.A2" office:value-type="string">
            <text:p text:style-name="P102">СЕМ</text:p>
          </table:table-cell>
          <table:table-cell table:style-name="Microbits.A2" office:value-type="string">
            <text:p text:style-name="P71">32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8">Разрешение записи в машинный регистр состояния <text:span text:style-name="T19">М СУСС</text:span>.</text:p>
          </table:table-cell>
        </table:table-row>
        <table:table-row table:style-name="Microbits.2">
          <table:table-cell table:style-name="Microbits.A2" office:value-type="string">
            <text:p text:style-name="P102">CEN</text:p>
          </table:table-cell>
          <table:table-cell table:style-name="Microbits.A2" office:value-type="string">
            <text:p text:style-name="P71">31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8">Разрешение записи в микромашинный регистр состояния <text:span text:style-name="T19">N СУСС</text:span>.</text:p>
          </table:table-cell>
        </table:table-row>
        <table:table-row table:style-name="Microbits.2">
          <table:table-cell table:style-name="Microbits.A2" office:value-type="string">
            <text:p text:style-name="P102">CSM</text:p>
          </table:table-cell>
          <table:table-cell table:style-name="Microbits.A2" office:value-type="string">
            <text:p text:style-name="P71">30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Управление обращением к ОЗУ модификаторов.</text:p>
          </table:table-cell>
        </table:table-row>
        <table:table-row table:style-name="Microbits.2">
          <table:table-cell table:style-name="Microbits.A2" office:value-type="string">
            <text:p text:style-name="P102">WЕМ</text:p>
          </table:table-cell>
          <table:table-cell table:style-name="Microbits.A2" office:value-type="string">
            <text:p text:style-name="P71">29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Разрешение записи в ОЗУ модификаторов.</text:p>
          </table:table-cell>
        </table:table-row>
        <table:table-row table:style-name="Microbits.2">
          <table:table-cell table:style-name="Microbits.A2" office:value-type="string">
            <text:p text:style-name="P102">ЕСВ</text:p>
          </table:table-cell>
          <table:table-cell table:style-name="Microbits.A2" office:value-type="string">
            <text:p text:style-name="P71">28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8"><text:span text:style-name="T19">Выбор</text:span> канал<text:span text:style-name="T19">а</text:span> B БОИ данных.</text:p>
          </table:table-cell>
        </table:table-row>
        <table:table-row table:style-name="Microbits.2">
          <table:table-cell table:style-name="Microbits.A2" office:value-type="string">
            <text:p text:style-name="P102">WRB</text:p>
          </table:table-cell>
          <table:table-cell table:style-name="Microbits.A2" office:value-type="string">
            <text:p text:style-name="P71">27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<text:span text:style-name="T21">З</text:span>апись по каналу B в БОИ данных и БОИ тега.</text:p>
          </table:table-cell>
        </table:table-row>
        <table:table-row table:style-name="Microbits.2">
          <table:table-cell table:style-name="Microbits.A2" office:value-type="string">
            <text:p text:style-name="P102">BRA</text:p>
          </table:table-cell>
          <table:table-cell table:style-name="Microbits.A2" office:value-type="string">
            <text:p text:style-name="P71">26-25</text:p>
          </table:table-cell>
          <table:table-cell table:style-name="Microbits.A2" office:value-type="string">
            <text:p text:style-name="P71">2</text:p>
          </table:table-cell>
          <table:table-cell table:style-name="Microbits.D2" office:value-type="string">
            <text:p text:style-name="P90">Адрес регистра канала B БОИ даннных и БОИ тега. <text:span text:style-name="T22">По умолчанию — 3 (чтобы не было случайной записи в RG0).</text:span></text:p>
          </table:table-cell>
        </table:table-row>
        <table:table-row table:style-name="Microbits.2">
          <table:table-cell table:style-name="Microbits.A2" office:value-type="string">
            <text:p text:style-name="P102">ЕСА</text:p>
          </table:table-cell>
          <table:table-cell table:style-name="Microbits.A2" office:value-type="string">
            <text:p text:style-name="P71">24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9"><text:span text:style-name="T20">Выбор</text:span> канал<text:span text:style-name="T20">а</text:span> A БОИ данных.</text:p>
          </table:table-cell>
        </table:table-row>
        <table:table-row table:style-name="Microbits.2">
          <table:table-cell table:style-name="Microbits.A2" office:value-type="string">
            <text:p text:style-name="P102">WRA</text:p>
          </table:table-cell>
          <table:table-cell table:style-name="Microbits.A2" office:value-type="string">
            <text:p text:style-name="P71">23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91"><text:span text:style-name="T21">З</text:span>апись по каналу A в БОИ данных. </text:p>
          </table:table-cell>
        </table:table-row>
        <table:table-row table:style-name="Microbits.2">
          <table:table-cell table:style-name="Microbits.A2" office:value-type="string">
            <text:p text:style-name="P102">ARA</text:p>
          </table:table-cell>
          <table:table-cell table:style-name="Microbits.A2" office:value-type="string">
            <text:p text:style-name="P71">22-21</text:p>
          </table:table-cell>
          <table:table-cell table:style-name="Microbits.A2" office:value-type="string">
            <text:p text:style-name="P71">2</text:p>
          </table:table-cell>
          <table:table-cell table:style-name="Microbits.D2" office:value-type="string">
            <text:p text:style-name="P92">Адрес регистра канала A БОИ даннных. <text:span text:style-name="T23">По умолчанию - 3 (чтобы не было случайной записи в RG0).</text:span></text:p>
          </table:table-cell>
        </table:table-row>
        <text:soft-page-break/>
        <table:table-row table:style-name="Microbits.2">
          <table:table-cell table:style-name="Microbits.A2" office:value-type="string">
            <text:p text:style-name="P36">YDEV</text:p>
          </table:table-cell>
          <table:table-cell table:style-name="Microbits.A2" office:value-type="string">
            <text:p text:style-name="P72">20-18</text:p>
          </table:table-cell>
          <table:table-cell table:style-name="Microbits.A2" office:value-type="string">
            <text:p text:style-name="P72">3</text:p>
          </table:table-cell>
          <table:table-cell table:style-name="Microbits.D2" office:value-type="string">
            <text:p text:style-name="P92">Выбор источника или приемника информации с шины Y,<text:span text:style-name="T24"> управление - WRY</text:span>.</text:p>
          </table:table-cell>
        </table:table-row>
        <table:table-row table:style-name="Microbits.2">
          <table:table-cell table:style-name="Microbits.A2" office:value-type="string">
            <text:p text:style-name="P36">YDEV<text:span text:style-name="T7">T</text:span></text:p>
          </table:table-cell>
          <table:table-cell table:style-name="Microbits.A2" office:value-type="string">
            <text:p text:style-name="P72">20-18</text:p>
          </table:table-cell>
          <table:table-cell table:style-name="Microbits.A2" office:value-type="string">
            <text:p text:style-name="P72">3</text:p>
          </table:table-cell>
          <table:table-cell table:style-name="Microbits.D2" office:value-type="string">
            <text:p text:style-name="P93">Выбор регистров БОИ тега, <text:span text:style-name="T25">управление - WRB</text:span>.</text:p>
          </table:table-cell>
        </table:table-row>
        <table:table-row table:style-name="Microbits.2">
          <table:table-cell table:style-name="Microbits.A2" office:value-type="string">
            <text:p text:style-name="P101">WRY</text:p>
          </table:table-cell>
          <table:table-cell table:style-name="Microbits.A2" office:value-type="string">
            <text:p text:style-name="P73">17</text:p>
          </table:table-cell>
          <table:table-cell table:style-name="Microbits.A2" office:value-type="string">
            <text:p text:style-name="P73">1</text:p>
          </table:table-cell>
          <table:table-cell table:style-name="Microbits.D2" office:value-type="string">
            <text:p text:style-name="P82"><text:span text:style-name="T26">З</text:span>апись в источники или приемники шины Y.</text:p>
          </table:table-cell>
        </table:table-row>
        <table:table-row table:style-name="Microbits.2">
          <table:table-cell table:style-name="Microbits.A2" office:value-type="string">
            <text:p text:style-name="P101">DDEV</text:p>
          </table:table-cell>
          <table:table-cell table:style-name="Microbits.A2" office:value-type="string">
            <text:p text:style-name="P73">16-14</text:p>
          </table:table-cell>
          <table:table-cell table:style-name="Microbits.A2" office:value-type="string">
            <text:p text:style-name="P73">3</text:p>
          </table:table-cell>
          <table:table-cell table:style-name="Microbits.D2" office:value-type="string">
            <text:p text:style-name="P94">Выбор источника или приемника информации с шины D, <text:span text:style-name="T27">управление - WRD</text:span>.</text:p>
          </table:table-cell>
        </table:table-row>
        <table:table-row table:style-name="Microbits.2">
          <table:table-cell table:style-name="Microbits.A2" office:value-type="string">
            <text:p text:style-name="P101">YDTIM</text:p>
          </table:table-cell>
          <table:table-cell table:style-name="Microbits.A2" office:value-type="string">
            <text:p text:style-name="P73">16-14</text:p>
          </table:table-cell>
          <table:table-cell table:style-name="Microbits.A2" office:value-type="string">
            <text:p text:style-name="P73">3</text:p>
          </table:table-cell>
          <table:table-cell table:style-name="Microbits.D2" office:value-type="string">
            <text:p text:style-name="P95">Выбор часов и таймера счетного времени, <text:span text:style-name="T28">управление - RTIME, WTIME, WRD</text:span>. </text:p>
          </table:table-cell>
        </table:table-row>
        <table:table-row table:style-name="Microbits.2">
          <table:table-cell table:style-name="Microbits.A2" office:value-type="string">
            <text:p text:style-name="P101">WRD</text:p>
          </table:table-cell>
          <table:table-cell table:style-name="Microbits.A2" office:value-type="string">
            <text:p text:style-name="P73">13</text:p>
          </table:table-cell>
          <table:table-cell table:style-name="Microbits.A2" office:value-type="string">
            <text:p text:style-name="P73">1</text:p>
          </table:table-cell>
          <table:table-cell table:style-name="Microbits.D2" office:value-type="string">
            <text:p text:style-name="P82">Управление записью в источники или приемники шины D.</text:p>
          </table:table-cell>
        </table:table-row>
        <table:table-row table:style-name="Microbits.2">
          <table:table-cell table:style-name="Microbits.A2" office:value-type="string">
            <text:p text:style-name="P101">IОМР</text:p>
          </table:table-cell>
          <table:table-cell table:style-name="Microbits.A2" office:value-type="string">
            <text:p text:style-name="P73">12</text:p>
          </table:table-cell>
          <table:table-cell table:style-name="Microbits.A2" office:value-type="string">
            <text:p text:style-name="P73">1</text:p>
          </table:table-cell>
          <table:table-cell table:style-name="Microbits.D2" office:value-type="string">
            <text:p text:style-name="P82">Выбор блока обмена с ПП, дешифратора триггеров признаков <text:span text:style-name="T29">(0)</text:span> или управляющих сигналов часов и таймера счетного времени <text:span text:style-name="T29">(1).</text:span></text:p>
          </table:table-cell>
        </table:table-row>
        <table:table-row table:style-name="Microbits.2">
          <table:table-cell table:style-name="Microbits.A2" office:value-type="string">
            <text:p text:style-name="P35">FFCNT</text:p>
          </table:table-cell>
          <table:table-cell table:style-name="Microbits.A2" office:value-type="string">
            <text:p text:style-name="P74">11-7</text:p>
          </table:table-cell>
          <table:table-cell table:style-name="Microbits.A2" office:value-type="string">
            <text:p text:style-name="P74">5</text:p>
          </table:table-cell>
          <table:table-cell table:style-name="Microbits.D2" office:value-type="string">
            <text:p text:style-name="P96">Установка/сброс триггеров признаков или управ ляющие сигналы <text:span text:style-name="T30">А1,А0 </text:span>для обращения к часам и таймеру.</text:p>
          </table:table-cell>
        </table:table-row>
        <table:table-row table:style-name="Microbits.2">
          <table:table-cell table:style-name="Microbits.A2" office:value-type="string">
            <text:p text:style-name="P35">MPADR</text:p>
          </table:table-cell>
          <table:table-cell table:style-name="Microbits.A2" office:value-type="string">
            <text:p text:style-name="P74">10-7</text:p>
          </table:table-cell>
          <table:table-cell table:style-name="Microbits.A2" office:value-type="string">
            <text:p text:style-name="P74">4</text:p>
          </table:table-cell>
          <table:table-cell table:style-name="Microbits.D2" office:value-type="string">
            <text:p text:style-name="P82">Адрес регистра в блоке обмена с ПП.</text:p>
          </table:table-cell>
        </table:table-row>
        <table:table-row table:style-name="Microbits.2">
          <table:table-cell table:style-name="Microbits.A2" office:value-type="string">
            <text:p text:style-name="P34">COND</text:p>
          </table:table-cell>
          <table:table-cell table:style-name="Microbits.A2" office:value-type="string">
            <text:p text:style-name="P75">6-2</text:p>
          </table:table-cell>
          <table:table-cell table:style-name="Microbits.A2" office:value-type="string">
            <text:p text:style-name="P75">5</text:p>
          </table:table-cell>
          <table:table-cell table:style-name="Microbits.D2" office:value-type="string">
            <text:p text:style-name="P82">Выбор условия, подлежащего проверке.</text:p>
          </table:table-cell>
        </table:table-row>
        <table:table-row table:style-name="Microbits.2">
          <table:table-cell table:style-name="Microbits.A2" office:value-type="string">
            <text:p text:style-name="P34">MPS</text:p>
          </table:table-cell>
          <table:table-cell table:style-name="Microbits.A2" office:value-type="string">
            <text:p text:style-name="P75">1</text:p>
          </table:table-cell>
          <table:table-cell table:style-name="Microbits.A2" office:value-type="string">
            <text:p text:style-name="P75">1</text:p>
          </table:table-cell>
          <table:table-cell table:style-name="Microbits.D2" office:value-type="string">
            <text:p text:style-name="P96">Управление выбором источника параметра сдвига. <text:span text:style-name="T30">Задание параметра сдвига из микропрограммы, 56-62 разряды (1) или из регистра параметра сдвига (0).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Lucida Grande" svg:font-family="'Lucida Grande', Verdana, Lucida, Helvetica, Arial, sans-serif"/>
    <style:font-face style:name="StarSymbol" svg:font-family="Star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hatch draw:name="Black_20_90_20_Degrees" draw:display-name="Black 90 Degrees" draw:style="single" draw:color="#000000" draw:distance="0.0169in" draw:rotation="900"/>
    <draw:hatch draw:name="Hatch_20_2" draw:display-name="Hatch 2" draw:style="single" draw:color="#000080" draw:distance="0.011in" draw:rotation="900"/>
    <draw:hatch draw:name="Hatch_20_3" draw:display-name="Hatch 3" draw:style="single" draw:color="#000080" draw:distance="0.0228in" draw:rotation="900"/>
    <draw:hatch draw:name="Hatch_20_4" draw:display-name="Hatch 4" draw:style="single" draw:color="#000000" draw:distance="0.0283in" draw:rotation="900"/>
    <draw:hatch draw:name="Hatch_20_5" draw:display-name="Hatch 5" draw:style="single" draw:color="#000000" draw:distance="0.0228in" draw:rotation="900"/>
    <draw:fill-image draw:name="Empty" xlink:href="Pictures/100000000000000800000008AEB03D6432C48F53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0398in" loext:contextual-spacing="false" fo:orphans="2" fo:widows="2" style:page-number="auto" style:shadow="none"/>
      <style:text-properties fo:font-size="11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left="0.0402in" fo:margin-right="0.0402in" fo:text-indent="0.0402in" style:auto-text-indent="false">
        <style:tab-stops>
          <style:tab-stop style:position="0.1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arginalia" style:family="paragraph" style:parent-style-name="Text_20_body" style:class="text" style:master-page-name="">
      <style:paragraph-properties fo:margin-left="1.5752in" fo:margin-right="0in" fo:margin-top="0in" fo:margin-bottom="0in" loext:contextual-spacing="false" fo:text-indent="0in" style:auto-text-indent="false" style:page-number="auto" style:border-line-width-left="0.0008in 0.0346in 0.0008in" fo:padding="0.0984in" fo:border-left="2.61pt double #000000" fo:border-right="none" fo:border-top="none" fo:border-bottom="none" style:shadow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Код" style:family="paragraph" style:parent-style-name="Text_20_body" style:class="text">
      <style:text-properties style:font-name="Lucida Sans Typewriter" fo:font-family="'Lucida Sans Typewriter'" style:font-style-name="Обычный" style:font-family-generic="modern" style:font-pitch="fixed" fo:font-size="9pt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3" style:display-name="Heading 3" style:family="paragraph" style:parent-style-name="Title" style:next-style-name="Text_20_body" style:list-style-name="Numbering_20_1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5654in" fo:margin-right="0in" fo:margin-top="0in" fo:margin-bottom="0.0445in" loext:contextual-spacing="false" fo:text-indent="-0.25in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05in" text:min-label-distance="0.05in"/>
      </text:list-level-style-number>
      <text:list-level-style-number text:level="2" text:style-name="Numbering_20_Symbols" style:num-prefix=" " style:num-suffix="." style:num-format="1" text:display-levels="2">
        <style:list-level-properties text:min-label-width="0.1in" text:min-label-distance="0.1in"/>
      </text:list-level-style-number>
      <text:list-level-style-number text:level="3" text:style-name="Numbering_20_Symbols" style:num-prefix=" " style:num-suffix=")" style:num-format="a">
        <style:list-level-properties text:min-label-width="0.05in" text:min-label-distance="0.05in"/>
      </text:list-level-style-number>
      <text:list-level-style-bullet text:level="4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5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6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7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8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9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10" text:style-name="Bullet_20_Symbols" text:bullet-char="•">
        <style:list-level-properties text:min-label-width="0.05in" text:min-label-distance="0.05in"/>
        <style:text-properties style:font-name="StarSymbol1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display-levels="2">
        <style:list-level-properties text:min-label-distance="0.05in"/>
      </text:list-level-style-number>
      <text:list-level-style-number text:level="3" text:style-name="Numbering_20_Symbols" style:num-format="1" text:start-value="3" text:display-levels="2">
        <style:list-level-properties/>
      </text:list-level-style-number>
      <text:list-level-style-number text:level="4" text:style-name="Numbering_20_Symbols" style:num-format="1" text:start-value="4" text:display-levels="2">
        <style:list-level-properties/>
      </text:list-level-style-number>
      <text:list-level-style-number text:level="5" text:style-name="Numbering_20_Symbols" style:num-format="1" text:start-value="5" text:display-levels="2">
        <style:list-level-properties/>
      </text:list-level-style-number>
      <text:list-level-style-number text:level="6" text:style-name="Numbering_20_Symbols" style:num-format="1" text:start-value="6" text:display-levels="2">
        <style:list-level-properties/>
      </text:list-level-style-number>
      <text:list-level-style-number text:level="7" text:style-name="Numbering_20_Symbols" style:num-format="1" text:start-value="7" text:display-levels="2">
        <style:list-level-properties/>
      </text:list-level-style-number>
      <text:list-level-style-number text:level="8" text:style-name="Numbering_20_Symbols" style:num-format="1" text:start-value="8" text:display-levels="2">
        <style:list-level-properties/>
      </text:list-level-style-number>
      <text:list-level-style-number text:level="9" text:style-name="Numbering_20_Symbols" style:num-format="1" text:start-value="9" text:display-levels="2">
        <style:list-level-properties/>
      </text:list-level-style-number>
      <text:list-level-style-number text:level="10" text:style-name="Numbering_20_Symbols" style:num-format="1" text:start-value="10" text:display-levels="2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min-label-width="0.5902in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1815in" text:min-label-width="0.5902in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1815in" text:min-label-width="0.5902in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3.5437in" text:min-label-width="0.5902in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4.7252in" text:min-label-width="0.5902in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5.9063in" text:min-label-width="0.5902in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7.0878in" text:min-label-width="0.5902in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8.2689in" text:min-label-width="0.5902in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9.45in" text:min-label-width="0.5902in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10.6315in" text:min-label-width="0.5902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erge Vakulenko</meta:initial-creator>
    <meta:creation-date>2008-05-28T18:42:01</meta:creation-date>
    <dc:date>2016-10-07T20:58:48.311841227</dc:date>
    <meta:printed-by>Serge Vakulenko</meta:printed-by>
    <meta:print-date>2008-09-22T16:14:44</meta:print-date>
    <meta:editing-cycles>828</meta:editing-cycles>
    <meta:editing-duration>P6DT14H33M32S</meta:editing-duration>
    <dc:creator>Serge Vakulenko</dc:creator>
    <meta:document-statistic meta:table-count="7" meta:image-count="0" meta:object-count="0" meta:page-count="6" meta:paragraph-count="459" meta:word-count="1530" meta:character-count="9310" meta:non-whitespace-character-count="7068"/>
    <meta:user-defined meta:name="Поле 1"/>
    <meta:user-defined meta:name="Поле 2"/>
    <meta:user-defined meta:name="Поле 3"/>
    <meta:user-defined meta:name="Поле 4"/>
  </office:meta>
</office:document-meta>
</file>